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Table1" style:family="table">
      <style:table-properties style:width="6.5611in" table:align="left"/>
    </style:style>
    <style:style style:name="Table1.A" style:family="table-column">
      <style:table-column-properties style:column-width="1.0653in"/>
    </style:style>
    <style:style style:name="Table1.B" style:family="table-column">
      <style:table-column-properties style:column-width="1.1069in"/>
    </style:style>
    <style:style style:name="Table1.C" style:family="table-column">
      <style:table-column-properties style:column-width="1.4528in"/>
    </style:style>
    <style:style style:name="Table1.D" style:family="table-column">
      <style:table-column-properties style:column-width="2.9361in"/>
    </style:style>
    <style:style style:name="Table1.A1" style:family="table-cell">
      <style:table-cell-properties style:vertical-align="middle" fo:padding="0.0194in" fo:border="0.05pt solid #000000"/>
    </style:style>
    <style:style style:name="Table2" style:family="table">
      <style:table-properties style:width="6.6931in" table:align="left"/>
    </style:style>
    <style:style style:name="Table2.A" style:family="table-column">
      <style:table-column-properties style:column-width="1.2472in"/>
    </style:style>
    <style:style style:name="Table2.B" style:family="table-column">
      <style:table-column-properties style:column-width="1.05in"/>
    </style:style>
    <style:style style:name="Table2.C" style:family="table-column">
      <style:table-column-properties style:column-width="1.2132in"/>
    </style:style>
    <style:style style:name="Table2.D" style:family="table-column">
      <style:table-column-properties style:column-width="1.0653in"/>
    </style:style>
    <style:style style:name="Table2.E" style:family="table-column">
      <style:table-column-properties style:column-width="1.1444in"/>
    </style:style>
    <style:style style:name="Table2.F" style:family="table-column">
      <style:table-column-properties style:column-width="0.9729in"/>
    </style:style>
    <style:style style:name="Table2.A1" style:family="table-cell">
      <style:table-cell-properties style:vertical-align="middle" fo:padding="0.0194in" fo:border="0.05pt solid #000000"/>
    </style:style>
    <style:style style:name="Table3" style:family="table">
      <style:table-properties style:width="6.6931in" table:align="left"/>
    </style:style>
    <style:style style:name="Table3.A" style:family="table-column">
      <style:table-column-properties style:column-width="1.1354in"/>
    </style:style>
    <style:style style:name="Table3.B" style:family="table-column">
      <style:table-column-properties style:column-width="2.2597in"/>
    </style:style>
    <style:style style:name="Table3.C" style:family="table-column">
      <style:table-column-properties style:column-width="3.2979in"/>
    </style:style>
    <style:style style:name="Table3.A1" style:family="table-cell">
      <style:table-cell-properties style:vertical-align="middle" fo:padding="0.0194in" fo:border="0.05pt solid #000000"/>
    </style:style>
    <style:style style:name="Table4" style:family="table">
      <style:table-properties style:width="6.6931in" table:align="left"/>
    </style:style>
    <style:style style:name="Table4.A" style:family="table-column">
      <style:table-column-properties style:column-width="1.4007in"/>
    </style:style>
    <style:style style:name="Table4.B" style:family="table-column">
      <style:table-column-properties style:column-width="2.9271in"/>
    </style:style>
    <style:style style:name="Table4.C" style:family="table-column">
      <style:table-column-properties style:column-width="2.3653in"/>
    </style:style>
    <style:style style:name="Table4.A1" style:family="table-cell">
      <style:table-cell-properties style:vertical-align="middle" fo:padding="0.0194in" fo:border="0.05pt solid #000000"/>
    </style:style>
    <style:style style:name="Table5" style:family="table">
      <style:table-properties style:width="6.6681in" table:align="left" fo:background-color="transparent">
        <style:background-image/>
      </style:table-properties>
    </style:style>
    <style:style style:name="Table5.A" style:family="table-column">
      <style:table-column-properties style:column-width="1.5826in"/>
    </style:style>
    <style:style style:name="Table5.B" style:family="table-column">
      <style:table-column-properties style:column-width="2.2403in"/>
    </style:style>
    <style:style style:name="Table5.C" style:family="table-column">
      <style:table-column-properties style:column-width="2.8451in"/>
    </style:style>
    <style:style style:name="Table5.A1" style:family="table-cell">
      <style:table-cell-properties style:vertical-align="middle" fo:padding="0.0194in" fo:border="none"/>
    </style:style>
    <style:style style:name="Table6" style:family="table">
      <style:table-properties style:width="5.4257in" table:align="left"/>
    </style:style>
    <style:style style:name="Table6.A" style:family="table-column">
      <style:table-column-properties style:column-width="1.3889in"/>
    </style:style>
    <style:style style:name="Table6.B" style:family="table-column">
      <style:table-column-properties style:column-width="1.6736in"/>
    </style:style>
    <style:style style:name="Table6.C" style:family="table-column">
      <style:table-column-properties style:column-width="2.3632in"/>
    </style:style>
    <style:style style:name="Table6.A1" style:family="table-cell">
      <style:table-cell-properties style:vertical-align="middle" fo:padding="0.0194in" fo:border="0.05pt solid #000000"/>
    </style:style>
    <style:style style:name="Table7" style:family="table">
      <style:table-properties style:width="6.4306in" table:align="left"/>
    </style:style>
    <style:style style:name="Table7.A" style:family="table-column">
      <style:table-column-properties style:column-width="1.3236in"/>
    </style:style>
    <style:style style:name="Table7.B" style:family="table-column">
      <style:table-column-properties style:column-width="2.3306in"/>
    </style:style>
    <style:style style:name="Table7.C" style:family="table-column">
      <style:table-column-properties style:column-width="2.7764in"/>
    </style:style>
    <style:style style:name="Table7.A1" style:family="table-cell">
      <style:table-cell-properties style:vertical-align="middle" fo:padding="0.0194in" fo:border="0.05pt solid #000000"/>
    </style:style>
    <style:style style:name="Table8" style:family="table">
      <style:table-properties style:width="6.6931in" table:align="left"/>
    </style:style>
    <style:style style:name="Table8.A" style:family="table-column">
      <style:table-column-properties style:column-width="1.6979in"/>
    </style:style>
    <style:style style:name="Table8.B" style:family="table-column">
      <style:table-column-properties style:column-width="4.9951in"/>
    </style:style>
    <style:style style:name="Table8.A1" style:family="table-cell">
      <style:table-cell-properties style:vertical-align="middle" fo:padding="0.0194in" fo:border="0.05pt solid #000000"/>
    </style:style>
    <style:style style:name="Table9" style:family="table">
      <style:table-properties style:width="6.6931in" table:align="left"/>
    </style:style>
    <style:style style:name="Table9.A" style:family="table-column">
      <style:table-column-properties style:column-width="0.7875in"/>
    </style:style>
    <style:style style:name="Table9.B" style:family="table-column">
      <style:table-column-properties style:column-width="2.741in"/>
    </style:style>
    <style:style style:name="Table9.C" style:family="table-column">
      <style:table-column-properties style:column-width="3.1646in"/>
    </style:style>
    <style:style style:name="Table9.A1" style:family="table-cell">
      <style:table-cell-properties style:vertical-align="middle" fo:padding="0.0194in" fo:border="0.05pt solid #000000"/>
    </style:style>
    <style:style style:name="Table10" style:family="table">
      <style:table-properties style:width="5.7306in" table:align="left"/>
    </style:style>
    <style:style style:name="Table10.A" style:family="table-column">
      <style:table-column-properties style:column-width="1.4903in"/>
    </style:style>
    <style:style style:name="Table10.B" style:family="table-column">
      <style:table-column-properties style:column-width="1.7569in"/>
    </style:style>
    <style:style style:name="Table10.C" style:family="table-column">
      <style:table-column-properties style:column-width="2.4833in"/>
    </style:style>
    <style:style style:name="Table10.A1" style:family="table-cell">
      <style:table-cell-properties style:vertical-align="middle" fo:padding="0.0194in" fo:border="0.05pt solid #000000"/>
    </style:style>
    <style:style style:name="Table11" style:family="table">
      <style:table-properties style:width="6.6931in" table:align="left"/>
    </style:style>
    <style:style style:name="Table11.A" style:family="table-column">
      <style:table-column-properties style:column-width="1.4542in"/>
    </style:style>
    <style:style style:name="Table11.B" style:family="table-column">
      <style:table-column-properties style:column-width="2.05in"/>
    </style:style>
    <style:style style:name="Table11.C" style:family="table-column">
      <style:table-column-properties style:column-width="1.3889in"/>
    </style:style>
    <style:style style:name="Table11.D" style:family="table-column">
      <style:table-column-properties style:column-width="1.8in"/>
    </style:style>
    <style:style style:name="Table11.A1" style:family="table-cell">
      <style:table-cell-properties style:vertical-align="middle" fo:padding="0.0194in" fo:border="0.05pt solid #000000"/>
    </style:style>
    <style:style style:name="Table12" style:family="table">
      <style:table-properties style:width="5.9035in" table:align="left"/>
    </style:style>
    <style:style style:name="Table12.A" style:family="table-column">
      <style:table-column-properties style:column-width="0.9049in"/>
    </style:style>
    <style:style style:name="Table12.B" style:family="table-column">
      <style:table-column-properties style:column-width="1.6924in"/>
    </style:style>
    <style:style style:name="Table12.C" style:family="table-column">
      <style:table-column-properties style:column-width="3.3063in"/>
    </style:style>
    <style:style style:name="Table12.A1" style:family="table-cell">
      <style:table-cell-properties style:vertical-align="middle" fo:padding="0.0194in" fo:border="0.05pt solid #000000"/>
    </style:style>
    <style:style style:name="Table13" style:family="table">
      <style:table-properties style:width="5.9799in" table:align="left"/>
    </style:style>
    <style:style style:name="Table13.A" style:family="table-column">
      <style:table-column-properties style:column-width="0.8521in"/>
    </style:style>
    <style:style style:name="Table13.B" style:family="table-column">
      <style:table-column-properties style:column-width="2.4181in"/>
    </style:style>
    <style:style style:name="Table13.C" style:family="table-column">
      <style:table-column-properties style:column-width="2.7097in"/>
    </style:style>
    <style:style style:name="Table13.A1" style:family="table-cell">
      <style:table-cell-properties style:vertical-align="middle" fo:padding="0.0194in" fo:border="0.05pt solid #000000"/>
    </style:style>
    <style:style style:name="P1" style:family="paragraph" style:parent-style-name="Text_20_body">
      <style:paragraph-properties fo:margin-left="0in" fo:margin-right="0in" fo:margin-top="0in" fo:margin-bottom="0.0972in" style:contextual-spacing="false" fo:line-height="114%" fo:text-indent="0in" style:auto-text-indent="false"/>
      <style:text-properties style:font-name="Times New Roman1" fo:font-size="8pt" style:font-size-asian="8pt" style:font-size-complex="8pt"/>
    </style:style>
    <style:style style:name="P2" style:family="paragraph" style:parent-style-name="Horizontal_20_Line">
      <style:text-properties style:font-name="Times New Roman1" fo:font-size="8pt" style:font-size-asian="8pt" style:font-size-complex="8pt"/>
    </style:style>
    <style:style style:name="P3" style:family="paragraph" style:parent-style-name="Heading_20_2">
      <style:paragraph-properties fo:margin-left="0in" fo:margin-right="0in" fo:margin-top="0in" fo:margin-bottom="0.0972in" style:contextual-spacing="false" fo:line-height="114%" fo:text-indent="0in" style:auto-text-indent="false"/>
      <style:text-properties style:font-name="Times New Roman1" fo:font-size="8pt" style:font-size-asian="8pt" style:font-size-complex="8pt"/>
    </style:style>
    <style:style style:name="P4" style:family="paragraph" style:parent-style-name="Heading_20_3">
      <style:paragraph-properties fo:margin-left="0in" fo:margin-right="0in" fo:margin-top="0in" fo:margin-bottom="0.0972in" style:contextual-spacing="false" fo:line-height="114%" fo:text-indent="0in" style:auto-text-indent="false"/>
      <style:text-properties style:font-name="Times New Roman1" fo:font-size="8pt" style:font-size-asian="8pt" style:font-size-complex="8pt"/>
    </style:style>
    <style:style style:name="P5"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6" style:family="paragraph" style:parent-style-name="Heading_20_4">
      <style:paragraph-properties fo:margin-left="0in" fo:margin-right="0in" fo:margin-top="0in" fo:margin-bottom="0.0972in" style:contextual-spacing="false" fo:line-height="114%" fo:text-indent="0in" style:auto-text-indent="false"/>
      <style:text-properties style:font-name="Times New Roman1" fo:font-size="8pt" style:font-size-asian="8pt" style:font-size-complex="8pt"/>
    </style:style>
    <style:style style:name="P7"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10"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11"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12" style:family="paragraph" style:parent-style-name="Table_20_Contents">
      <style:paragraph-properties fo:margin-left="0in" fo:margin-right="0in" fo:margin-top="0in" fo:margin-bottom="0in" style:contextual-spacing="false" fo:line-height="114%" fo:text-indent="0in" style:auto-text-indent="false"/>
    </style:style>
    <style:style style:name="P13" style:family="paragraph" style:parent-style-name="Table_20_Contents">
      <style:paragraph-properties fo:margin-left="0in" fo:margin-right="0in" fo:margin-top="0in" fo:margin-bottom="0.0972in" style:contextual-spacing="false" fo:line-height="114%" fo:text-indent="0in" style:auto-text-indent="false"/>
      <style:text-properties style:font-name="Times New Roman1" fo:font-size="8pt" fo:font-weight="bold" style:font-size-asian="8pt" style:font-size-complex="8pt"/>
    </style:style>
    <style:style style:name="P14" style:family="paragraph" style:parent-style-name="Table_20_Contents">
      <style:paragraph-properties fo:margin-left="0in" fo:margin-right="0in" fo:margin-top="0in" fo:margin-bottom="0.0972in" style:contextual-spacing="false" fo:line-height="114%" fo:text-indent="0in" style:auto-text-indent="false"/>
      <style:text-properties style:font-name="Times New Roman1" fo:font-size="8pt" style:font-size-asian="8pt" style:font-size-complex="8pt"/>
    </style:style>
    <style:style style:name="P15"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16" style:family="paragraph" style:parent-style-name="Standard">
      <style:text-properties style:font-name="Times New Roman1" fo:font-size="8pt" style:font-size-asian="8pt" style:font-size-complex="8pt"/>
    </style:style>
    <style:style style:name="P17" style:family="paragraph" style:parent-style-name="Heading_20_2">
      <style:text-properties style:font-name="Times New Roman1" fo:font-size="8pt" style:font-size-asian="8pt" style:font-size-complex="8pt"/>
    </style:style>
    <style:style style:name="P18"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19"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0"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1" style:family="paragraph" style:parent-style-name="Text_20_body">
      <style:paragraph-properties fo:margin-left="0in" fo:margin-right="0in" fo:margin-top="0in" fo:margin-bottom="0.0972in" style:contextual-spacing="false" fo:line-height="114%" fo:text-indent="0in" style:auto-text-indent="false"/>
      <style:text-properties style:font-name="Times New Roman1" fo:font-size="8pt" fo:font-weight="bold" style:font-size-asian="8pt" style:font-size-complex="8pt"/>
    </style:style>
    <style:style style:name="P22" style:family="paragraph" style:parent-style-name="Text_20_body">
      <style:text-properties style:font-name="Times New Roman1" fo:font-size="8pt" style:font-size-asian="8pt" style:font-size-complex="8pt"/>
    </style:style>
    <style:style style:name="P23" style:family="paragraph" style:parent-style-name="Text_20_body">
      <style:paragraph-properties fo:margin-left="0in" fo:margin-right="0in" fo:margin-top="0in" fo:margin-bottom="0.0972in" style:contextual-spacing="false" fo:line-height="114%" fo:text-indent="0in" style:auto-text-indent="false"/>
      <style:text-properties fo:font-size="10pt" style:font-size-asian="10pt" style:font-size-complex="10pt"/>
    </style:style>
    <style:style style:name="P24"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5"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6" style:family="paragraph" style:parent-style-name="Text_20_body" style:list-style-name="L12">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7" style:family="paragraph" style:parent-style-name="Text_20_body" style:list-style-name="L13">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8" style:family="paragraph" style:parent-style-name="Text_20_body" style:list-style-name="L14">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29" style:family="paragraph" style:parent-style-name="Text_20_body" style:list-style-name="L15">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0" style:family="paragraph" style:parent-style-name="Text_20_body" style:list-style-name="L16">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1" style:family="paragraph" style:parent-style-name="Text_20_body" style:list-style-name="L17">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2" style:family="paragraph" style:parent-style-name="Text_20_body" style:list-style-name="L18">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3" style:family="paragraph" style:parent-style-name="Text_20_body" style:list-style-name="L19">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4" style:family="paragraph" style:parent-style-name="Text_20_body" style:list-style-name="L20">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5" style:family="paragraph" style:parent-style-name="Text_20_body" style:list-style-name="L2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6" style:family="paragraph" style:parent-style-name="Text_20_body" style:list-style-name="L22">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37" style:family="paragraph" style:parent-style-name="Text_20_body">
      <style:text-properties style:font-name="Times New Roman1" fo:font-size="8pt" fo:letter-spacing="normal" fo:font-weight="normal" style:font-size-asian="8pt" style:font-size-complex="8pt"/>
    </style:style>
    <style:style style:name="P38" style:family="paragraph" style:parent-style-name="Horizontal_20_Line">
      <style:paragraph-properties fo:line-height="175%"/>
      <style:text-properties style:font-name="Times New Roman1" fo:font-size="8pt" style:font-size-asian="8pt" style:font-size-complex="8pt"/>
    </style:style>
    <style:style style:name="P39" style:family="paragraph" style:parent-style-name="Heading_20_2">
      <style:paragraph-properties fo:margin-left="0in" fo:margin-right="0in" fo:margin-top="0.2917in" fo:margin-bottom="0.0835in" style:contextual-spacing="false" style:line-height-at-least="0.2917in" fo:text-indent="0in" style:auto-text-indent="false"/>
      <style:text-properties style:font-name="Times New Roman1" fo:font-size="8pt" fo:letter-spacing="normal" fo:font-weight="bold" style:font-size-asian="8pt" style:font-size-complex="8pt" loext:padding="0in" loext:border="none"/>
    </style:style>
    <style:style style:name="P40" style:family="paragraph" style:parent-style-name="Text_20_body">
      <style:paragraph-properties fo:margin-left="0in" fo:margin-right="0in" fo:margin-top="0in" fo:margin-bottom="0.0835in" style:contextual-spacing="false" fo:line-height="175%" fo:text-indent="0in" style:auto-text-indent="false"/>
      <style:text-properties style:font-name="Times New Roman1" fo:font-size="8pt" fo:letter-spacing="normal" fo:font-weight="normal" style:font-size-asian="8pt" style:font-size-complex="8pt" loext:padding="0in" loext:border="none"/>
    </style:style>
    <style:style style:name="P41" style:family="paragraph" style:parent-style-name="Text_20_body" style:list-style-name="L23">
      <style:paragraph-properties fo:margin-left="0in" fo:margin-right="0in" fo:margin-top="0.0835in" fo:margin-bottom="0.0835in" style:contextual-spacing="false" style:line-height-at-least="0.2083in" fo:text-indent="0in" style:auto-text-indent="false" fo:padding="0in" fo:border="none"/>
      <style:text-properties fo:font-size="10pt" style:font-size-asian="10pt" style:font-size-complex="10pt"/>
    </style:style>
    <style:style style:name="P42" style:family="paragraph" style:parent-style-name="Text_20_body">
      <style:paragraph-properties fo:margin-left="0in" fo:margin-right="0in" fo:margin-top="0in" fo:margin-bottom="0.1665in" style:contextual-spacing="false" fo:line-height="175%" fo:text-indent="0in" style:auto-text-indent="false"/>
      <style:text-properties style:font-name="Times New Roman1" fo:font-size="8pt" fo:letter-spacing="normal" fo:font-weight="normal" style:font-size-asian="8pt" style:font-size-complex="8pt" loext:padding="0in" loext:border="none"/>
    </style:style>
    <style:style style:name="P43" style:family="paragraph" style:parent-style-name="Heading_20_3">
      <style:paragraph-properties fo:margin-left="0in" fo:margin-right="0in" fo:margin-top="0.2917in" fo:margin-bottom="0.0835in" style:contextual-spacing="false" style:line-height-at-least="0.25in" fo:text-indent="0in" style:auto-text-indent="false"/>
      <style:text-properties style:font-name="Times New Roman1" fo:font-size="8pt" fo:letter-spacing="normal" fo:font-weight="bold" style:font-size-asian="8pt" style:font-size-complex="8pt" loext:padding="0in" loext:border="none"/>
    </style:style>
    <style:style style:name="P44" style:family="paragraph" style:parent-style-name="Text_20_body" style:list-style-name="L24">
      <style:paragraph-properties fo:margin-left="0in" fo:margin-right="0in" fo:margin-top="0.0835in" fo:margin-bottom="0.0835in" style:contextual-spacing="false" fo:line-height="120%" fo:text-indent="0in" style:auto-text-indent="false" fo:padding="0in" fo:border="none"/>
      <style:text-properties style:font-name="Times New Roman1" fo:font-size="8pt" fo:letter-spacing="normal" fo:font-weight="normal" style:font-size-asian="8pt" style:font-size-complex="8pt" loext:padding="0in" loext:border="none"/>
    </style:style>
    <style:style style:name="P45" style:family="paragraph" style:parent-style-name="Text_20_body" style:list-style-name="L24">
      <style:paragraph-properties fo:margin-left="0in" fo:margin-right="0in" fo:margin-top="0.0835in" fo:margin-bottom="0.0835in" style:contextual-spacing="false" fo:line-height="175%" fo:text-indent="0in" style:auto-text-indent="false" fo:padding="0in" fo:border="none"/>
      <style:text-properties style:font-name="Times New Roman1" fo:font-size="8pt" fo:letter-spacing="normal" fo:font-weight="normal" style:font-size-asian="8pt" style:font-size-complex="8pt" loext:padding="0in" loext:border="none"/>
    </style:style>
    <style:style style:name="P46" style:family="paragraph" style:parent-style-name="Text_20_body" style:list-style-name="L24">
      <style:paragraph-properties fo:margin-left="0in" fo:margin-right="0in" fo:margin-top="0.0835in" fo:margin-bottom="0.0835in" style:contextual-spacing="false" style:line-height-at-least="0.2083in" fo:text-indent="0in" style:auto-text-indent="false" fo:padding="0in" fo:border="none"/>
      <style:text-properties fo:font-size="10pt" style:font-size-asian="10pt" style:font-size-complex="10pt"/>
    </style:style>
    <style:style style:name="P47" style:family="paragraph" style:parent-style-name="Text_20_body" style:list-style-name="L25">
      <style:paragraph-properties fo:margin-left="0in" fo:margin-right="0in" fo:margin-top="0.0835in" fo:margin-bottom="0.0835in" style:contextual-spacing="false" fo:line-height="175%" fo:text-indent="0in" style:auto-text-indent="false" fo:padding="0in" fo:border="none"/>
      <style:text-properties style:font-name="Times New Roman1" fo:font-size="8pt" fo:letter-spacing="normal" fo:font-weight="normal" style:font-size-asian="8pt" style:font-size-complex="8pt" loext:padding="0in" loext:border="none"/>
    </style:style>
    <style:style style:name="P48" style:family="paragraph" style:parent-style-name="Text_20_body" style:list-style-name="L26">
      <style:paragraph-properties fo:margin-left="0in" fo:margin-right="0in" fo:margin-top="0.0835in" fo:margin-bottom="0.0835in" style:contextual-spacing="false" fo:line-height="175%" fo:text-indent="0in" style:auto-text-indent="false" fo:padding="0in" fo:border="none"/>
      <style:text-properties style:font-name="Times New Roman1" fo:font-size="8pt" fo:letter-spacing="normal" fo:font-weight="normal" style:font-size-asian="8pt" style:font-size-complex="8pt" loext:padding="0in" loext:border="none"/>
    </style:style>
    <style:style style:name="P49" style:family="paragraph" style:parent-style-name="Table_20_Contents">
      <style:paragraph-properties fo:margin-left="0in" fo:margin-right="0in" style:line-height-at-least="0.2083in" fo:text-indent="0in" style:auto-text-indent="false"/>
      <style:text-properties style:font-name="Times New Roman1" fo:font-size="8pt" fo:letter-spacing="normal" fo:font-weight="bold" style:font-size-asian="8pt" style:font-size-complex="8pt"/>
    </style:style>
    <style:style style:name="P50" style:family="paragraph" style:parent-style-name="Table_20_Contents">
      <style:paragraph-properties fo:margin-left="0in" fo:margin-right="0in" style:line-height-at-least="0.2083in" fo:text-indent="0in" style:auto-text-indent="false"/>
      <style:text-properties style:font-name="Times New Roman1" fo:font-size="8pt" fo:letter-spacing="normal" fo:font-weight="normal" style:font-size-asian="8pt" style:font-size-complex="8pt"/>
    </style:style>
    <style:style style:name="P51" style:family="paragraph" style:parent-style-name="Table_20_Contents">
      <style:paragraph-properties style:line-height-at-least="0.2083in"/>
      <style:text-properties style:font-name="Times New Roman1" fo:font-size="8pt" fo:letter-spacing="normal" fo:font-weight="normal" style:font-size-asian="8pt" style:font-size-complex="8pt"/>
    </style:style>
    <style:style style:name="P52" style:family="paragraph" style:parent-style-name="Text_20_body">
      <style:text-properties style:font-name="Times New Roman1" fo:font-size="8pt" style:font-size-asian="8pt" style:font-size-complex="8pt" loext:padding="0in" loext:border="none"/>
    </style:style>
    <style:style style:name="P53" style:family="paragraph" style:parent-style-name="Heading_20_2">
      <style:paragraph-properties fo:margin-left="0in" fo:margin-right="0in" fo:orphans="2" fo:widows="2" fo:text-indent="0in" style:auto-text-indent="false"/>
      <style:text-properties fo:font-variant="normal" fo:text-transform="none" fo:color="#1f1f1f" loext:opacity="100%" style:font-name="Times New Roman" fo:font-size="10pt" fo:letter-spacing="normal" fo:font-style="normal" fo:font-weight="normal" style:font-size-asian="10pt" style:font-size-complex="10pt"/>
    </style:style>
    <style:style style:name="P54" style:family="paragraph" style:parent-style-name="Text_20_body" style:list-style-name="L27">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55" style:family="paragraph" style:parent-style-name="Text_20_body" style:list-style-name="L28">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56" style:family="paragraph" style:parent-style-name="Text_20_body" style:list-style-name="L29">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57" style:family="paragraph" style:parent-style-name="Text_20_body" style:list-style-name="L29">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58" style:family="paragraph" style:parent-style-name="Text_20_body" style:list-style-name="L30">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59" style:family="paragraph" style:parent-style-name="Text_20_body" style:list-style-name="L31">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60" style:family="paragraph" style:parent-style-name="Text_20_body" style:list-style-name="L3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61" style:family="paragraph" style:parent-style-name="Text_20_body" style:list-style-name="L32">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62" style:family="paragraph" style:parent-style-name="Text_20_body" style:list-style-name="L33">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63" style:family="paragraph" style:parent-style-name="Text_20_body" style:list-style-name="L33">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64" style:family="paragraph" style:parent-style-name="Text_20_body">
      <style:paragraph-properties fo:margin-left="0in" fo:margin-right="0in" fo:text-indent="0in" style:auto-text-indent="false"/>
      <style:text-properties style:font-name="Times New Roman1" fo:font-size="8pt" style:font-size-asian="8pt" style:font-size-complex="8pt"/>
    </style:style>
    <style:style style:name="P65" style:family="paragraph" style:parent-style-name="Preformatted_20_Text">
      <style:text-properties style:font-name="Times New Roman1" fo:font-size="8pt" style:font-size-asian="8pt" style:font-size-complex="8pt"/>
    </style:style>
    <style:style style:name="P66" style:family="paragraph" style:parent-style-name="Preformatted_20_Text">
      <style:paragraph-properties fo:margin-top="0in" fo:margin-bottom="0.1965in" style:contextual-spacing="false"/>
    </style:style>
    <style:style style:name="P67" style:family="paragraph" style:parent-style-name="Heading_20_3">
      <style:text-properties style:font-name="Times New Roman1" fo:font-size="8pt" style:font-size-asian="8pt" style:font-size-complex="8pt"/>
    </style:style>
    <style:style style:name="P68" style:family="paragraph" style:parent-style-name="Heading_20_3">
      <style:paragraph-properties fo:margin-left="0in" fo:margin-right="0in" fo:margin-top="0in" fo:margin-bottom="0.0835in" style:contextual-spacing="false" fo:line-height="114%" fo:text-indent="0in" style:auto-text-indent="false"/>
      <style:text-properties style:font-name="Times New Roman1" fo:font-size="8pt" style:font-size-asian="8pt" style:font-size-complex="8pt"/>
    </style:style>
    <style:style style:name="P69" style:family="paragraph" style:parent-style-name="Text_20_body" style:list-style-name="L34">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0" style:family="paragraph" style:parent-style-name="Text_20_body" style:list-style-name="L35">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1" style:family="paragraph" style:parent-style-name="Text_20_body" style:list-style-name="L36">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2" style:family="paragraph" style:parent-style-name="Text_20_body" style:list-style-name="L36">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73" style:family="paragraph" style:parent-style-name="Text_20_body" style:list-style-name="L37">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4" style:family="paragraph" style:parent-style-name="Text_20_body" style:list-style-name="L38">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5" style:family="paragraph" style:parent-style-name="Text_20_body" style:list-style-name="L39">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6" style:family="paragraph" style:parent-style-name="Text_20_body" style:list-style-name="L40">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77" style:family="paragraph" style:parent-style-name="Text_20_body" style:list-style-name="L40">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78" style:family="paragraph" style:parent-style-name="Text_20_body" style:list-style-name="L41">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79" style:family="paragraph" style:parent-style-name="Text_20_body" style:list-style-name="L4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0" style:family="paragraph" style:parent-style-name="Text_20_body" style:list-style-name="L42">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1" style:family="paragraph" style:parent-style-name="Text_20_body" style:list-style-name="L42">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82" style:family="paragraph" style:parent-style-name="Text_20_body" style:list-style-name="L43">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3" style:family="paragraph" style:parent-style-name="Text_20_body" style:list-style-name="L44">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4" style:family="paragraph" style:parent-style-name="Table_20_Contents">
      <style:paragraph-properties fo:margin-left="0in" fo:margin-right="0in" fo:margin-top="0in" fo:margin-bottom="0.0972in" style:contextual-spacing="false" fo:line-height="114%" fo:text-indent="0in" style:auto-text-indent="false"/>
    </style:style>
    <style:style style:name="P85" style:family="paragraph" style:parent-style-name="Text_20_body" style:list-style-name="L45">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6" style:family="paragraph" style:parent-style-name="Text_20_body" style:list-style-name="L46">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7" style:family="paragraph" style:parent-style-name="Text_20_body" style:list-style-name="L47">
      <style:paragraph-properties fo:margin-left="0in" fo:margin-right="0in" fo:margin-top="0in" fo:margin-bottom="0.0972in" style:contextual-spacing="false" fo:line-height="114%" fo:text-indent="0in" style:auto-text-indent="false" fo:padding="0in" fo:border="none"/>
      <style:text-properties fo:font-size="10pt" style:font-size-asian="10pt" style:font-size-complex="10pt"/>
    </style:style>
    <style:style style:name="P88" style:family="paragraph" style:parent-style-name="Text_20_body" style:list-style-name="L48">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89" style:family="paragraph" style:parent-style-name="Text_20_body" style:list-style-name="L49">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0" style:family="paragraph" style:parent-style-name="Text_20_body" style:list-style-name="L50">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1" style:family="paragraph" style:parent-style-name="Preformatted_20_Text">
      <style:paragraph-properties fo:margin-left="0in" fo:margin-right="0in" fo:margin-top="0in" fo:margin-bottom="0in" style:contextual-spacing="false" fo:line-height="114%" fo:text-indent="0in" style:auto-text-indent="false"/>
    </style:style>
    <style:style style:name="P92" style:family="paragraph" style:parent-style-name="Preformatted_20_Text">
      <style:paragraph-properties fo:margin-top="0in" fo:margin-bottom="0in" style:contextual-spacing="false" fo:line-height="114%"/>
      <style:text-properties style:font-name="Times New Roman1" fo:font-size="8pt" style:font-size-asian="8pt" style:font-size-complex="8pt"/>
    </style:style>
    <style:style style:name="P93" style:family="paragraph" style:parent-style-name="Preformatted_20_Text">
      <style:paragraph-properties fo:margin-top="0in" fo:margin-bottom="0in" style:contextual-spacing="false" fo:line-height="114%"/>
    </style:style>
    <style:style style:name="P94" style:family="paragraph" style:parent-style-name="Text_20_body" style:list-style-name="L51">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5" style:family="paragraph" style:parent-style-name="Text_20_body" style:list-style-name="L52">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6" style:family="paragraph" style:parent-style-name="Text_20_body" style:list-style-name="L53">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P97" style:family="paragraph" style:parent-style-name="Text_20_body" style:list-style-name="L54">
      <style:paragraph-properties fo:margin-left="0in" fo:margin-right="0in" fo:margin-top="0in" fo:margin-bottom="0.0972in" style:contextual-spacing="false" fo:line-height="114%" fo:text-indent="0in" style:auto-text-indent="false" fo:padding="0in" fo:border="none"/>
      <style:text-properties style:font-name="Times New Roman1" fo:font-size="8pt" style:font-size-asian="8pt" style:font-size-complex="8pt"/>
    </style:style>
    <style:style style:name="T1" style:family="text">
      <style:text-properties fo:font-weight="bold"/>
    </style:style>
    <style:style style:name="T2" style:family="text">
      <style:text-properties fo:font-style="italic"/>
    </style:style>
    <style:style style:name="T3" style:family="text">
      <style:text-properties style:font-name="Times New Roman1" fo:font-size="8pt" style:font-size-asian="8pt" style:font-size-complex="8pt"/>
    </style:style>
    <style:style style:name="T4" style:family="text">
      <style:text-properties style:font-name="Times New Roman1" fo:font-size="8pt" fo:font-weight="bold" style:font-size-asian="8pt" style:font-size-complex="8pt"/>
    </style:style>
    <style:style style:name="T5" style:family="text">
      <style:text-properties style:font-name="Times New Roman1" fo:font-size="8pt" fo:letter-spacing="normal" fo:font-weight="bold" style:font-size-asian="8pt" style:font-size-complex="8pt" loext:padding="0in" loext:border="none"/>
    </style:style>
    <style:style style:name="T6" style:family="text">
      <style:text-properties style:font-name="Times New Roman1" fo:font-size="8pt" fo:letter-spacing="normal" fo:font-weight="normal" style:font-size-asian="8pt" style:font-size-complex="8pt" loext:padding="0in" loext:border="none"/>
    </style:style>
    <style:style style:name="T7" style:family="text">
      <style:text-properties fo:font-variant="normal" fo:text-transform="none" fo:font-style="italic"/>
    </style:style>
    <style:style style:name="T8" style:family="text">
      <style:text-properties fo:font-variant="normal" fo:text-transform="none" fo:font-style="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article explores the application of five dominant deep learning architectures—<text:span text:style-name="T1">CNNs, Transformers, GANs, Normalizing Flows, and Diffusion Models</text:span>—to the specific problem of genomic sequence analysis, specifically the identification and generation of DNA promoter sequences.</text:p>
      <text:p text:style-name="P2"/>
      <text:h text:style-name="P3" text:outline-level="2">1. The Problem: Promoter Sequence Identification</text:h>
      <text:p text:style-name="P1"><text:bookmark text:name="p-rc_1975c15f83724b6c-25"/>In genomics, a <text:span text:style-name="T1">promoter</text:span> is a region of DNA located upstream of a gene that initiates transcription. Identifying these regions is critical for understanding gene regulation and disease mechanisms.</text:p>
      <text:h text:style-name="P4" text:outline-level="3">The Dataset: UCI Promoter Gene Sequences</text:h>
      <text:p text:style-name="P1">The benchmark dataset for this problem is the <text:span text:style-name="T1">UCI Molecular Biology Promoter Gene Sequences</text:span> dataset. It consists of:</text:p>
      <text:list text:style-name="L1">
        <text:list-item>
          <text:p text:style-name="P5"><text:span text:style-name="T1">Sequences:</text:span> 106 DNA sequences, each exactly <text:span text:style-name="T1">57 base pairs (bp)</text:span> long.</text:p>
        </text:list-item>
        <text:list-item>
          <text:p text:style-name="P5"><text:span text:style-name="T1">Classes:</text:span> Binary classification—"Promoters" (+) and "Non-Promoters" (-).</text:p>
        </text:list-item>
        <text:list-item>
          <text:p text:style-name="P5"><text:span text:style-name="T1">Encoding:</text:span> DNA is typically represented via <text:span text:style-name="T1">One-Hot Encoding</text:span>, transforming the categorical bases $\{a, c, g, t\}$ into a $4 \times 57$ numerical matrix.</text:p>
        </text:list-item>
      </text:list>
      <text:p text:style-name="P2"/>
      <text:h text:style-name="P3" text:outline-level="2">2. Discriminative vs. Generative Models</text:h>
      <text:p text:style-name="P1">We can categorize these five architectures into two functional groups based on their objective for this dataset.</text:p>
      <text:h text:style-name="P4" text:outline-level="3">A. Discriminative Models (CNNs &amp; Transformers)</text:h>
      <text:p text:style-name="P1">These models aim to learn the mapping $f(X) \to Y$. They are used to classify whether a given 57bp sequence is a promoter.</text:p>
      <text:h text:style-name="P6" text:outline-level="4">Convolutional Neural Networks (CNNs)</text:h>
      <text:p text:style-name="P1">CNNs treat DNA sequences as 1D signals. They use filters (kernels) to scan for local <text:span text:style-name="T1">motifs</text:span>—short, conserved functional sequences like the "TATA box" or the "-35 box."</text:p>
      <text:list text:style-name="L2">
        <text:list-item>
          <text:p text:style-name="P7"><text:span text:style-name="T1">Strength:</text:span> Excellent at capturing local spatial patterns and translation invariance.</text:p>
        </text:list-item>
        <text:list-item>
          <text:p text:style-name="P7"><text:span text:style-name="T1">Weakness:</text:span> Struggles with long-range dependencies between motifs located far apart on the strand.</text:p>
        </text:list-item>
        <text:list-item>
          <text:p text:style-name="P7"><text:span text:style-name="T1">Citation:</text:span> <text:span text:style-name="T2">Alipanahi, B., et al. (2015). "Predicting the sequence specificities of DNA- and RNA-binding proteins by deep learning." Nature Biotechnology.</text:span></text:p>
        </text:list-item>
      </text:list>
      <text:h text:style-name="P6" text:outline-level="4">Transformers</text:h>
      <text:p text:style-name="P1"><text:bookmark text:name="p-rc_1975c15f83724b6c-26"/>Transformers use <text:span text:style-name="T1">Self-Attention</text:span> mechanisms to weight the importance of every nucleotide in the sequence relative to all others.</text:p>
      <text:list text:style-name="L3">
        <text:list-item>
          <text:p text:style-name="P8"><text:span text:style-name="T1">Strength:</text:span> Captures global context. It can identify how a nucleotide at position 5 influences the biological function of a nucleotide at position 50.</text:p>
        </text:list-item>
        <text:list-item>
          <text:p text:style-name="P8"><text:span text:style-name="T1">Weakness:</text:span> Requires significantly more data to train effectively than CNNs, which can be a hurdle for small datasets like the UCI set.</text:p>
        </text:list-item>
        <text:list-item>
          <text:p text:style-name="P8"><text:span text:style-name="T1">Citation:</text:span> <text:span text:style-name="T2">Ji, Y., et al. (2021). "DNABERT: pre-trained Bidirectional Encoder Representations from Transformers for DNA-language model." Bioinformatics.</text:span></text:p>
        </text:list-item>
      </text:list>
      <text:p text:style-name="P2"/>
      <text:h text:style-name="P4" text:outline-level="3">B. Generative Models (GANs, Flows, &amp; Diffusion)</text:h>
      <text:p text:style-name="P1"><text:bookmark text:name="p-rc_1975c15f83724b6c-27"/>These models learn the distribution $P(X)$ of the DNA itself. They are used to <text:span text:style-name="T1">generate synthetic promoters</text:span> for synthetic biology.</text:p>
      <text:h text:style-name="P6" text:outline-level="4">Generative Adversarial Networks (GANs)</text:h>
      <text:p text:style-name="P1"><text:bookmark text:name="p-rc_1975c15f83724b6c-28"/>GANs use a Generator to create sequences and a Discriminator to catch fakes. In genomics, they are often used to design "de novo" promoters.</text:p>
      <text:list text:style-name="L4">
        <text:list-item>
          <text:p text:style-name="P9"><text:span text:style-name="T1">Strength:</text:span> Produces high-quality, sharp samples.</text:p>
        </text:list-item>
        <text:list-item>
          <text:p text:style-name="P9"><text:span text:style-name="T1">Weakness:</text:span> Prone to <text:span text:style-name="T1">Mode Collapse</text:span>, where the model generates the same "perfect" sequence repeatedly rather than a diverse library.</text:p>
        </text:list-item>
        <text:list-item>
          <text:p text:style-name="P9"><text:span text:style-name="T1">Citation:</text:span> <text:span text:style-name="T2">Gupta, A., &amp; Zou, J. (2019). "Feedback GAN for DNA optimizes protein functions." Nature Machine Intelligence.</text:span></text:p>
        </text:list-item>
      </text:list>
      <text:h text:style-name="P6" text:outline-level="4">Normalizing Flows</text:h>
      <text:p text:style-name="P1"><text:bookmark text:name="p-rc_1975c15f83724b6c-29"/>Normalizing Flows use invertible mappings to transform a simple Gaussian distribution into the complex distribution of DNA sequences.</text:p>
      <text:list text:style-name="L5">
        <text:list-item>
          <text:p text:style-name="P10"><text:span text:style-name="T1">Strength:</text:span> Provides <text:span text:style-name="T1">exact likelihood estimation</text:span>. You can mathematically calculate the probability of a specific mutation occurring in a promoter.</text:p>
        </text:list-item>
        <text:list-item>
          <text:p text:style-name="P10"><text:span text:style-name="T1">Weakness:</text:span> The requirement for invertibility limits the architectural flexibility of the neural layers.</text:p>
        </text:list-item>
        <text:list-item>
          <text:p text:style-name="P10"><text:soft-page-break/><text:span text:style-name="T1">Citation:</text:span> <text:span text:style-name="T2">Rezende, D. J., &amp; Mohamed, S. (2015). "Variational Inference with Normalizing Flows." ICML.</text:span></text:p>
        </text:list-item>
      </text:list>
      <text:h text:style-name="P6" text:outline-level="4">Diffusion Models</text:h>
      <text:p text:style-name="P1">The current "gold standard," Diffusion models add noise to DNA sequences and then learn to reverse the process, "denoising" a random signal into a functional promoter.</text:p>
      <text:list text:style-name="L6">
        <text:list-item>
          <text:p text:style-name="P11"><text:span text:style-name="T1">Strength:</text:span> Unmatched sample diversity and stability during training.</text:p>
        </text:list-item>
        <text:list-item>
          <text:p text:style-name="P11"><text:span text:style-name="T1">Weakness:</text:span> Sampling is computationally expensive as it requires multiple iterative steps to generate one sequence.</text:p>
        </text:list-item>
        <text:list-item>
          <text:p text:style-name="P11"><text:span text:style-name="T1">Citation:</text:span> <text:span text:style-name="T2">Avdeyev, P., et al. (2023). "Genome-wide diffusion models for de novo DNA sequence generation." bioRxiv.</text:span></text:p>
        </text:list-item>
      </text:list>
      <text:p text:style-name="P2"/>
      <text:h text:style-name="P3" text:outline-level="2">3. Comparative Summary Tabl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text:span text:style-name="Strong_20_Emphasis"><text:span text:style-name="T3">Architecture</text:span></text:span></text:p>
            </table:table-cell>
            <table:table-cell table:style-name="Table1.A1" office:value-type="string">
              <text:p text:style-name="P12"><text:span text:style-name="Strong_20_Emphasis"><text:span text:style-name="T3">Primary Task</text:span></text:span></text:p>
            </table:table-cell>
            <table:table-cell table:style-name="Table1.A1" office:value-type="string">
              <text:p text:style-name="P12"><text:span text:style-name="Strong_20_Emphasis"><text:span text:style-name="T3">Key Mechanism</text:span></text:span></text:p>
            </table:table-cell>
            <table:table-cell table:style-name="Table1.A1" office:value-type="string">
              <text:p text:style-name="P12"><text:span text:style-name="Strong_20_Emphasis"><text:span text:style-name="T3">Best For...</text:span></text:span></text:p>
            </table:table-cell>
          </table:table-row>
        </table:table-header-rows>
        <table:table-row>
          <table:table-cell table:style-name="Table1.A1" office:value-type="string">
            <text:p text:style-name="P13">CNN</text:p>
          </table:table-cell>
          <table:table-cell table:style-name="Table1.A1" office:value-type="string">
            <text:p text:style-name="P14">Classification</text:p>
          </table:table-cell>
          <table:table-cell table:style-name="Table1.A1" office:value-type="string">
            <text:p text:style-name="P14">Local Kernels</text:p>
          </table:table-cell>
          <table:table-cell table:style-name="Table1.A1" office:value-type="string">
            <text:p text:style-name="P14">Finding conserved DNA motifs.</text:p>
          </table:table-cell>
        </table:table-row>
        <table:table-row>
          <table:table-cell table:style-name="Table1.A1" office:value-type="string">
            <text:p text:style-name="P13">Transformer</text:p>
          </table:table-cell>
          <table:table-cell table:style-name="Table1.A1" office:value-type="string">
            <text:p text:style-name="P14">Classification</text:p>
          </table:table-cell>
          <table:table-cell table:style-name="Table1.A1" office:value-type="string">
            <text:p text:style-name="P14">Self-Attention</text:p>
          </table:table-cell>
          <table:table-cell table:style-name="Table1.A1" office:value-type="string">
            <text:p text:style-name="P14">Large-scale genomic context.</text:p>
          </table:table-cell>
        </table:table-row>
        <table:table-row>
          <table:table-cell table:style-name="Table1.A1" office:value-type="string">
            <text:p text:style-name="P13">GAN</text:p>
          </table:table-cell>
          <table:table-cell table:style-name="Table1.A1" office:value-type="string">
            <text:p text:style-name="P14">Generation</text:p>
          </table:table-cell>
          <table:table-cell table:style-name="Table1.A1" office:value-type="string">
            <text:p text:style-name="P14">Adversarial Game</text:p>
          </table:table-cell>
          <table:table-cell table:style-name="Table1.A1" office:value-type="string">
            <text:p text:style-name="P14">Creating highly realistic DNA samples.</text:p>
          </table:table-cell>
        </table:table-row>
        <table:table-row>
          <table:table-cell table:style-name="Table1.A1" office:value-type="string">
            <text:p text:style-name="P13">Flows</text:p>
          </table:table-cell>
          <table:table-cell table:style-name="Table1.A1" office:value-type="string">
            <text:p text:style-name="P14">Generation</text:p>
          </table:table-cell>
          <table:table-cell table:style-name="Table1.A1" office:value-type="string">
            <text:p text:style-name="P14">Invertible Maps</text:p>
          </table:table-cell>
          <table:table-cell table:style-name="Table1.A1" office:value-type="string">
            <text:p text:style-name="P14">Calculating sequence probabilities.</text:p>
          </table:table-cell>
        </table:table-row>
        <table:table-row>
          <table:table-cell table:style-name="Table1.A1" office:value-type="string">
            <text:p text:style-name="P13">Diffusion</text:p>
          </table:table-cell>
          <table:table-cell table:style-name="Table1.A1" office:value-type="string">
            <text:p text:style-name="P14">Generation</text:p>
          </table:table-cell>
          <table:table-cell table:style-name="Table1.A1" office:value-type="string">
            <text:p text:style-name="P14">Iterative Denoising</text:p>
          </table:table-cell>
          <table:table-cell table:style-name="Table1.A1" office:value-type="string">
            <text:p text:style-name="P14">Generating diverse DNA libraries.</text:p>
          </table:table-cell>
        </table:table-row>
      </table:table>
      <text:p text:style-name="P2"/>
      <text:h text:style-name="P3" text:outline-level="2">4. Conclusion</text:h>
      <text:p text:style-name="P1"><text:bookmark text:name="p-rc_1975c15f83724b6c-30"/>For the <text:span text:style-name="T1">UCI Promoter dataset</text:span>, a CNN is often sufficient for classification due to the short sequence length (57bp). However, for generative tasks, <text:span text:style-name="T1">Diffusion Models</text:span> have largely superseded GANs due to their stability. As genomic datasets grow into the millions of sequences, <text:span text:style-name="T1">Transformers</text:span> (like DNABERT) are becoming the standard for extracting complex biological meaning from raw code.</text:p>
      <text:p text:style-name="P2"/>
      <text:h text:style-name="P4" text:outline-level="3">Extended Citations</text:h>
      <text:list text:style-name="L7">
        <text:list-item>
          <text:p text:style-name="P15"><text:span text:style-name="T1">CNNs:</text:span> Alipanahi, B., et al. (2015). <text:span text:style-name="T2">Nature Biotechnology</text:span>. DOI: 10.1038/nbt.3300.</text:p>
        </text:list-item>
        <text:list-item>
          <text:p text:style-name="P15"><text:span text:style-name="T1">Transformers:</text:span> Ji, Y., et al. (2021). <text:span text:style-name="T2">Bioinformatics</text:span>. DOI: 10.1093/bioinformatics/btab083.</text:p>
        </text:list-item>
        <text:list-item>
          <text:p text:style-name="P15"><text:span text:style-name="T1">GANs:</text:span> Killoran, N., et al. (2017). "Generating DNA sequences with GANs." <text:span text:style-name="T2">arXiv:1712.06148</text:span>.</text:p>
        </text:list-item>
        <text:list-item>
          <text:p text:style-name="P15"><text:span text:style-name="T1">Diffusion:</text:span> Ho, J., et al. (2020). "Denoising Diffusion Probabilistic Models." <text:span text:style-name="T2">NeurIPS</text:span>.</text:p>
        </text:list-item>
      </text:list>
      <text:p text:style-name="P16"/>
      <text:p text:style-name="P16"/>
      <text:h text:style-name="P17" text:outline-level="2">Technical Synthesis: Hybridizing Architectures for DNA</text:h>
      <text:p text:style-name="P1">While the models are distinct, modern genomic research often combines them. For example, a <text:span text:style-name="T1">Diffusion Model</text:span> frequently uses a <text:span text:style-name="T1">CNN</text:span> (U-Net) as its "denoiser" backbone because the local receptive field of a convolution is perfect for identifying 6–10 base pair DNA motifs.</text:p>
      <text:h text:style-name="P4" text:outline-level="3">1. The Architectural Landscape</text:h>
      <text:p text:style-name="P1">When applying these to the 57bp UCI dataset, the "signal-to-noise" ratio is the primary challenge.</text:p>
      <text:list text:style-name="L8">
        <text:list-item>
          <text:p text:style-name="P18"><text:span text:style-name="T4">CNNs (The Motif Detectors):</text:span><text:span text:style-name="T3"> They excel at finding the </text:span><text:span text:style-name="T4">consensus sequences</text:span><text:span text:style-name="T3">. In the UCI dataset, this is often the </text:span><text:span text:style-name="Source_20_Text"><text:span text:style-name="T3">-35 (TTGACA)</text:span></text:span><text:span text:style-name="T3"> and </text:span><text:span text:style-name="Source_20_Text"><text:span text:style-name="T3">-10 (TATAAT)</text:span></text:span><text:span text:style-name="T3"> regions. The convolution operation acts as a "sliding window" scanner that is mathematically equivalent to a Position Weight Matrix (PWM) used in classical bioinformatics.</text:span></text:p>
        </text:list-item>
        <text:list-item>
          <text:p text:style-name="P18"><text:span text:style-name="T4">Transformers (The Contextualists):</text:span><text:span text:style-name="T3"> While a CNN sees the </text:span><text:span text:style-name="Source_20_Text"><text:span text:style-name="T3">-35</text:span></text:span><text:span text:style-name="T3"> box, a Transformer understands the </text:span><text:span text:style-name="T4">spacer distance</text:span><text:span text:style-name="T3"> between the </text:span><text:span text:style-name="Source_20_Text"><text:span text:style-name="T3">-35</text:span></text:span><text:span text:style-name="T3"> and </text:span><text:span text:style-name="Source_20_Text"><text:span text:style-name="T3">-10</text:span></text:span><text:span text:style-name="T3"> boxes. Because the attention mechanism is non-local, it doesn't care if the two functional motifs are 15bp or 20bp apart; it learns the optimal "gap" required for the RNA Polymerase to bind.</text:span></text:p>
        </text:list-item>
        <text:list-item>
          <text:p text:style-name="P19"><text:span text:style-name="T1">Diffusion &amp; GANs (The Architects):</text:span> These are used to solve the "Inverse Problem." If a CNN tells you <text:span text:style-name="T2">if</text:span> a sequence is a promoter, a Diffusion model answers: <text:span text:style-name="T2">"What is the most optimal sequence to achieve 100% promoter activity?"</text:span></text:p>
        </text:list-item>
      </text:list>
      <text:p text:style-name="P2"/>
      <text:h text:style-name="P3" text:outline-level="2"><text:soft-page-break/>2. Comparative Performance on UCI Datase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12"><text:span text:style-name="Strong_20_Emphasis"><text:span text:style-name="T3">Feature</text:span></text:span></text:p>
            </table:table-cell>
            <table:table-cell table:style-name="Table2.A1" office:value-type="string">
              <text:p text:style-name="P12"><text:span text:style-name="Strong_20_Emphasis"><text:span text:style-name="T3">CNN</text:span></text:span></text:p>
            </table:table-cell>
            <table:table-cell table:style-name="Table2.A1" office:value-type="string">
              <text:p text:style-name="P12"><text:span text:style-name="Strong_20_Emphasis"><text:span text:style-name="T3">Transformer</text:span></text:span></text:p>
            </table:table-cell>
            <table:table-cell table:style-name="Table2.A1" office:value-type="string">
              <text:p text:style-name="P12"><text:span text:style-name="Strong_20_Emphasis"><text:span text:style-name="T3">GAN</text:span></text:span></text:p>
            </table:table-cell>
            <table:table-cell table:style-name="Table2.A1" office:value-type="string">
              <text:p text:style-name="P12"><text:span text:style-name="Strong_20_Emphasis"><text:span text:style-name="T3">Normalizing Flow</text:span></text:span></text:p>
            </table:table-cell>
            <table:table-cell table:style-name="Table2.A1" office:value-type="string">
              <text:p text:style-name="P12"><text:span text:style-name="Strong_20_Emphasis"><text:span text:style-name="T3">Diffusion</text:span></text:span></text:p>
            </table:table-cell>
          </table:table-row>
        </table:table-header-rows>
        <table:table-row>
          <table:table-cell table:style-name="Table2.A1" office:value-type="string">
            <text:p text:style-name="P13">Data Efficiency</text:p>
          </table:table-cell>
          <table:table-cell table:style-name="Table2.A1" office:value-type="string">
            <text:p text:style-name="P14">High (works well on 106 samples)</text:p>
          </table:table-cell>
          <table:table-cell table:style-name="Table2.A1" office:value-type="string">
            <text:p text:style-name="P14">Low (needs pre-training)</text:p>
          </table:table-cell>
          <table:table-cell table:style-name="Table2.A1" office:value-type="string">
            <text:p text:style-name="P14">Medium</text:p>
          </table:table-cell>
          <table:table-cell table:style-name="Table2.A1" office:value-type="string">
            <text:p text:style-name="P14">Medium</text:p>
          </table:table-cell>
          <table:table-cell table:style-name="Table2.A1" office:value-type="string">
            <text:p text:style-name="P14">Medium</text:p>
          </table:table-cell>
        </table:table-row>
        <table:table-row>
          <table:table-cell table:style-name="Table2.A1" office:value-type="string">
            <text:p text:style-name="P13">Interpretability</text:p>
          </table:table-cell>
          <table:table-cell table:style-name="Table2.A1" office:value-type="string">
            <text:p text:style-name="P14">High (via Saliency Maps)</text:p>
          </table:table-cell>
          <table:table-cell table:style-name="Table2.A1" office:value-type="string">
            <text:p text:style-name="P14">High (via Attention Maps)</text:p>
          </table:table-cell>
          <table:table-cell table:style-name="Table2.A1" office:value-type="string">
            <text:p text:style-name="P14">Low (Black box)</text:p>
          </table:table-cell>
          <table:table-cell table:style-name="Table2.A1" office:value-type="string">
            <text:p text:style-name="P14">Medium (Likelihoods)</text:p>
          </table:table-cell>
          <table:table-cell table:style-name="Table2.A1" office:value-type="string">
            <text:p text:style-name="P14">Low (Iterative)</text:p>
          </table:table-cell>
        </table:table-row>
        <table:table-row>
          <table:table-cell table:style-name="Table2.A1" office:value-type="string">
            <text:p text:style-name="P13">Stability</text:p>
          </table:table-cell>
          <table:table-cell table:style-name="Table2.A1" office:value-type="string">
            <text:p text:style-name="P14">Very High</text:p>
          </table:table-cell>
          <table:table-cell table:style-name="Table2.A1" office:value-type="string">
            <text:p text:style-name="P14">High</text:p>
          </table:table-cell>
          <table:table-cell table:style-name="Table2.A1" office:value-type="string">
            <text:p text:style-name="P14">Low (Nash Equilibrium)</text:p>
          </table:table-cell>
          <table:table-cell table:style-name="Table2.A1" office:value-type="string">
            <text:p text:style-name="P14">High</text:p>
          </table:table-cell>
          <table:table-cell table:style-name="Table2.A1" office:value-type="string">
            <text:p text:style-name="P14">High</text:p>
          </table:table-cell>
        </table:table-row>
        <table:table-row>
          <table:table-cell table:style-name="Table2.A1" office:value-type="string">
            <text:p text:style-name="P13">Mathematics</text:p>
          </table:table-cell>
          <table:table-cell table:style-name="Table2.A1" office:value-type="string">
            <text:p text:style-name="P14">Discrete Filtering</text:p>
          </table:table-cell>
          <table:table-cell table:style-name="Table2.A1" office:value-type="string">
            <text:p text:style-name="P14">Dot-Product Attention</text:p>
          </table:table-cell>
          <table:table-cell table:style-name="Table2.A1" office:value-type="string">
            <text:p text:style-name="P14">Game Theory</text:p>
          </table:table-cell>
          <table:table-cell table:style-name="Table2.A1" office:value-type="string">
            <text:p text:style-name="P14">Change of Variables</text:p>
          </table:table-cell>
          <table:table-cell table:style-name="Table2.A1" office:value-type="string">
            <text:p text:style-name="P14">Langevin Dynamics</text:p>
          </table:table-cell>
        </table:table-row>
      </table:table>
      <text:p text:style-name="P2"/>
      <text:h text:style-name="P3" text:outline-level="2">3. Deep Dive into Normalizing Flows for DNA</text:h>
      <text:p text:style-name="P1">Normalizing Flows offer a unique advantage in genomics: <text:span text:style-name="T1">Exact Likelihood.</text:span> Because the transformation $f: Z \to X$ is invertible, we can use the <text:span text:style-name="T1">Change of Variables Formula</text:span>:</text:p>
      <text:p text:style-name="P1">$$\log p_x(x) = \log p_z(f^{-1}(x)) + \log \left| \det \frac{\partial f^{-1}}{\partial x} \right|$$</text:p>
      <text:p text:style-name="P1">This allows a researcher to take a real human promoter, introduce a single point mutation (e.g., A $\to$ G), and calculate the exact change in the "biological probability" of that sequence. This makes Flows superior to GANs for <text:span text:style-name="T1">Variant Effect Prediction (VEP)</text:span>.</text:p>
      <text:p text:style-name="P2"/>
      <text:h text:style-name="P3" text:outline-level="2">4. Why Diffusion is Winning</text:h>
      <text:p text:style-name="P1">Diffusion models (specifically <text:span text:style-name="T1">Discrete Diffusion</text:span> or <text:span text:style-name="T1">Latent Diffusion</text:span>) have largely replaced GANs in the last 24 months.</text:p>
      <text:list text:style-name="L9">
        <text:list-item>
          <text:p text:style-name="P20"><text:span text:style-name="T1">Likelihood-based:</text:span> Like Flows, they are grounded in probability.</text:p>
        </text:list-item>
        <text:list-item>
          <text:p text:style-name="P20"><text:span text:style-name="T1">No Adversarial Training:</text:span> You don't have to balance two models (Generator/Discriminator), which frequently fails on short, discrete strings like the 57bp UCI sequences.</text:p>
        </text:list-item>
        <text:list-item>
          <text:p text:style-name="P20"><text:span text:style-name="T1">Controllability:</text:span> You can "guide" the diffusion process to generate a promoter that is specifically active in <text:span text:style-name="T2">liver cells</text:span> but not <text:span text:style-name="T2">lung cells</text:span> by adding a classifier during the denoising steps.</text:p>
        </text:list-item>
      </text:list>
      <text:p text:style-name="P2"/>
      <text:h text:style-name="P4" text:outline-level="3">Final Research Summary</text:h>
      <text:p text:style-name="P1">For the UCI Promoter problem, the most robust "modern" approach is a <text:span text:style-name="T1">CNN-Classifier</text:span> to achieve high accuracy, and a <text:span text:style-name="T1">Diffusion-Generator</text:span> for creating synthetic variants. Transformers, while powerful, are generally reserved for "Foundation Models" (like Nucleotide Transformer or HyenaDNA) that are trained on the entire human genome rather than small specific datasets.</text:p>
      <text:p text:style-name="P21">Would you like me to generate a specific comparison of the Loss Curves for these models to show how GANs fluctuate versus the steady convergence of Diffusion?</text:p>
      <text:p text:style-name="P16"/>
      <text:p text:style-name="P16"/>
      <text:p text:style-name="P16"/>
      <text:p text:style-name="P22">In the context of genomic sequence analysis, a <text:span text:style-name="T1">Convolutional Neural Network (CNN)</text:span> is a specialized deep learning architecture designed to automatically and adaptively learn spatial hierarchies of features. When applied to the 57bp UCI Promoter dataset, the CNN acts as a sophisticated "motif scanner."</text:p>
      <text:p text:style-name="P2"/>
      <text:h text:style-name="P3" text:outline-level="2">1. The Input Layer: DNA as a Signal</text:h>
      <text:p text:style-name="P23"><text:span text:style-name="T3">Before entering the network, the DNA sequence (e.g., </text:span><text:span text:style-name="Source_20_Text"><text:span text:style-name="T3">ATGGC...</text:span></text:span><text:span text:style-name="T3">) must be converted into a numerical format that a CNN can process. We use </text:span><text:span text:style-name="T4">One-Hot Encoding</text:span><text:span text:style-name="T3">, which transforms the 4-letter alphabet into a binary matrix of size $4 \times L$ (where $L=57$ for our dataset).</text:span></text:p>
      <text:list text:style-name="L10">
        <text:list-item>
          <text:p text:style-name="P24"><text:span text:style-name="T1">A</text:span> $\to [1, 0, 0, 0]$</text:p>
        </text:list-item>
        <text:list-item>
          <text:p text:style-name="P24"><text:span text:style-name="T1">C</text:span> $\to [0, 1, 0, 0]$</text:p>
        </text:list-item>
        <text:list-item>
          <text:p text:style-name="P24"><text:span text:style-name="T1">G</text:span> $\to [0, 0, 1, 0]$</text:p>
        </text:list-item>
        <text:list-item>
          <text:p text:style-name="P24"><text:span text:style-name="T1">T</text:span> $\to [0, 0, 0, 1]$</text:p>
        </text:list-item>
      </text:list>
      <text:p text:style-name="P1">This creates a 2D grid where one dimension is the sequence position and the other represents the "channels" (the four nucleotides).</text:p>
      <text:p text:style-name="P2"><text:soft-page-break/></text:p>
      <text:h text:style-name="P3" text:outline-level="2">2. The Convolutional Layer: Motif Scanning</text:h>
      <text:p text:style-name="P1">The core of the CNN is the <text:span text:style-name="T1">Convolutional Filter</text:span> (or Kernel). In genomics, these are typically 1D filters with a specific width (e.g., 7 or 9 nucleotides).</text:p>
      <text:h text:style-name="P4" text:outline-level="3">How it works:</text:h>
      <text:list text:style-name="L11">
        <text:list-item>
          <text:p text:style-name="P25"><text:span text:style-name="T1">Sliding Window:</text:span> The filter slides across the sequence one position at a time.</text:p>
        </text:list-item>
        <text:list-item>
          <text:p text:style-name="P25"><text:span text:style-name="T1">Dot Product:</text:span> At each step, the filter performs a bitwise multiplication between its weights and the one-hot encoded DNA.</text:p>
        </text:list-item>
        <text:list-item>
          <text:p text:style-name="P25"><text:span text:style-name="T1">Feature Map:</text:span> The result is a "Feature Map" that peaks (shows high activation) whenever the filter encounters a sequence that matches its internal weight pattern.</text:p>
        </text:list-item>
      </text:list>
      <text:p text:style-name="P23"><text:span text:style-name="T4">Biological Parallel:</text:span><text:span text:style-name="T3"> A CNN filter is the mathematical equivalent of a </text:span><text:span text:style-name="T4">Position Weight Matrix (PWM)</text:span><text:span text:style-name="T3">. If a filter learns weights that correspond to </text:span><text:span text:style-name="Source_20_Text"><text:span text:style-name="T3">TATAAT</text:span></text:span><text:span text:style-name="T3">, it will "fire" whenever it passes over a TATA-box in the promoter sequence.</text:span></text:p>
      <text:p text:style-name="P2"/>
      <text:h text:style-name="P3" text:outline-level="2">3. Nonlinear Activation (ReLU)</text:h>
      <text:p text:style-name="P1">After the convolution, the output passes through an activation function, most commonly the <text:span text:style-name="T1">Rectified Linear Unit (ReLU)</text:span>: $f(x) = \max(0, x)$.</text:p>
      <text:p text:style-name="P1">This serves two purposes:</text:p>
      <text:list text:style-name="L12">
        <text:list-item>
          <text:p text:style-name="P26"><text:span text:style-name="T1">Sparsity:</text:span> It sets all negative match scores to zero, effectively "silencing" parts of the sequence that do not contain the motif the filter is looking for.</text:p>
        </text:list-item>
        <text:list-item>
          <text:p text:style-name="P26"><text:span text:style-name="T1">Nonlinearity:</text:span> It allows the network to learn complex logic (e.g., "if Motif A is present AND Motif B is absent, then it's a promoter").</text:p>
        </text:list-item>
      </text:list>
      <text:p text:style-name="P2"/>
      <text:h text:style-name="P3" text:outline-level="2">4. Pooling Layers: Dimensionality Reduction</text:h>
      <text:p text:style-name="P1">Pooling (usually <text:span text:style-name="T1">Max Pooling</text:span>) takes the maximum value from a small window of the feature map.</text:p>
      <text:list text:style-name="L13">
        <text:list-item>
          <text:p text:style-name="P27"><text:span text:style-name="T1">Invariance:</text:span> It helps the model become "translation invariant." For a promoter, it often doesn't matter if the TATA-box starts at position 10 or 12; Max Pooling captures the fact that the motif exists <text:span text:style-name="T2">somewhere</text:span> in that region.</text:p>
        </text:list-item>
        <text:list-item>
          <text:p text:style-name="P27"><text:span text:style-name="T1">Compression:</text:span> It reduces the number of parameters, preventing the model from overfitting on small datasets like the UCI 106-sequence set.</text:p>
        </text:list-item>
      </text:list>
      <text:p text:style-name="P2"/>
      <text:h text:style-name="P3" text:outline-level="2">5. Fully Connected (Dense) Layers</text:h>
      <text:p text:style-name="P1">The final layers of the CNN are "Dense" layers. They take the high-level features identified by the convolutional layers (e.g., "Contains TATA-box," "Contains -35 box," "Optimal spacing") and combine them to make the final prediction.</text:p>
      <text:p text:style-name="P1">For the UCI dataset, the final layer usually has a <text:span text:style-name="T1">Sigmoid</text:span> or <text:span text:style-name="T1">Softmax</text:span> activation to output a probability between 0 and 1, representing the likelihood that the 57bp string is a functional promoter.</text:p>
      <text:p text:style-name="P2"/>
      <text:h text:style-name="P3" text:outline-level="2">6. Why CNNs are Preferred for DNA</text:h>
      <text:list text:style-name="L14">
        <text:list-item>
          <text:p text:style-name="P28"><text:span text:style-name="T1">Efficiency:</text:span> They have fewer parameters than fully connected networks because weights are shared across the sequence.</text:p>
        </text:list-item>
        <text:list-item>
          <text:p text:style-name="P28"><text:span text:style-name="T1">Biological Intuition:</text:span> The concept of scanning for local patterns (motifs) perfectly mirrors how proteins (Transcription Factors) physically bind to DNA.</text:p>
        </text:list-item>
        <text:list-item>
          <text:p text:style-name="P28"><text:span text:style-name="T1">Interpretability:</text:span> By visualizing the filters (using tools like <text:span text:style-name="T1">Saliency Maps</text:span>), researchers can actually see which DNA motifs the AI has discovered, often rediscovering known biological signals like the Pribnow box.</text:p>
        </text:list-item>
      </text:list>
      <text:p text:style-name="P16"/>
      <text:p text:style-name="P22">Visualizing what a CNN "sees" is one of the most rewarding parts of genomic deep learning. It transforms the "black box" of neural weights into recognizable biological motifs.</text:p>
      <text:p text:style-name="P1">In the case of the <text:span text:style-name="T1">UCI Promoter dataset</text:span>, we expect the CNN to learn motifs that correspond to the transcription factor binding sites.</text:p>
      <text:p text:style-name="P2"/>
      <text:h text:style-name="P4" text:outline-level="3"><text:soft-page-break/>1. Filter Visualization (The "PWM" View)</text:h>
      <text:p text:style-name="P1">Since a 1D convolutional filter has a weight for each nucleotide at each position, we can treat the filter itself as a <text:span text:style-name="T1">Position Weight Matrix (PWM)</text:span>.</text:p>
      <text:p text:style-name="P1">If we have a filter of width 7, it has a $7 \times 4$ weight matrix. By applying a <text:span text:style-name="T1">Softmax</text:span> to these weights or scaling them, we can generate a <text:span text:style-name="T1">Sequence Logo</text:span>.</text:p>
      <text:list text:style-name="L15">
        <text:list-item>
          <text:p text:style-name="P29"><text:span text:style-name="T1">High positive weights</text:span> for 'T' and 'A' at specific spots indicate the filter is looking for a TATA-box.</text:p>
        </text:list-item>
        <text:list-item>
          <text:p text:style-name="P29"><text:span text:style-name="T1">Negative weights</text:span> indicate that the presence of a specific base at that position would actively "discourage" the filter from firing.</text:p>
        </text:list-item>
      </text:list>
      <text:h text:style-name="P4" text:outline-level="3">2. Saliency Maps (Feature Attribution)</text:h>
      <text:p text:style-name="P1">While filters show what the model <text:span text:style-name="T2">knows</text:span> in general, <text:span text:style-name="T1">Saliency Maps</text:span> (specifically <text:span text:style-name="T1">Vanilla Gradients</text:span> or <text:span text:style-name="T1">Integrated Gradients</text:span>) show which specific nucleotides in a <text:span text:style-name="T2">single</text:span> sequence were most important for the prediction.</text:p>
      <text:list text:style-name="L16">
        <text:list-item>
          <text:p text:style-name="P30"><text:span text:style-name="T1">Input a Sequence:</text:span> You feed a 57bp sequence into the trained CNN.</text:p>
        </text:list-item>
        <text:list-item>
          <text:p text:style-name="P30"><text:span text:style-name="T1">Backpropagate to Input:</text:span> Instead of updating weights, you calculate the gradient of the output (Promoter Probability) with respect to the input nucleotides.</text:p>
        </text:list-item>
        <text:list-item>
          <text:p text:style-name="P30"><text:span text:style-name="T1">Intensity Map:</text:span> Nucleotides with high gradients are the "signal." In promoter sequences, you will often see "spikes" of importance around the -10 and -35 regions, even if the rest of the sequence is ignored by the model.</text:p>
        </text:list-item>
      </text:list>
      <text:h text:style-name="P4" text:outline-level="3">3. Integrated Gradients in Julia (The Logic)</text:h>
      <text:p text:style-name="P1">To implement this, you essentially calculate:</text:p>
      <text:p text:style-name="P1">$$\text{Attribution}_i = (x_i - x'_i) \times \int_{\alpha=0}^{1} \frac{\partial \text{Model}(x' + \alpha(x - x'))}{\partial x_i} d\alpha$$</text:p>
      <text:p text:style-name="P23"><text:span text:style-name="T3">In Flux, this is done by taking the gradient of the model output with respect to the input tensor </text:span><text:span text:style-name="Source_20_Text"><text:span text:style-name="T3">X</text:span></text:span><text:span text:style-name="T3">. This allows you to highlight the exact base pairs that "convinced" the AI that a sequence was a promoter.</text:span></text:p>
      <text:h text:style-name="P4" text:outline-level="3">4. Why this matters for Biology</text:h>
      <text:p text:style-name="P1">Using these visualization techniques, researchers discovered that CNNs weren't just guessing; they were independently "rediscovering" 50 years of microbiology.</text:p>
      <text:list text:style-name="L17">
        <text:list-item>
          <text:p text:style-name="P31"><text:span text:style-name="T1">Motif Discovery:</text:span> If the CNN discovers a motif that isn't a known promoter, it might be a novel regulatory element.</text:p>
        </text:list-item>
        <text:list-item>
          <text:p text:style-name="P31"><text:span text:style-name="T1">Mutation Analysis:</text:span> You can virtually "mutate" a base (change an A to a G) and see the saliency map shift, predicting how a single-nucleotide polymorphism (SNP) might cause a disease.</text:p>
        </text:list-item>
      </text:list>
      <text:p text:style-name="P2"/>
      <text:h text:style-name="P4" text:outline-level="3">Summary of CNN for DNA</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text:span text:style-name="Strong_20_Emphasis"><text:span text:style-name="T3">Component</text:span></text:span></text:p>
            </table:table-cell>
            <table:table-cell table:style-name="Table3.A1" office:value-type="string">
              <text:p text:style-name="P12"><text:span text:style-name="Strong_20_Emphasis"><text:span text:style-name="T3">Biological Equivalent</text:span></text:span></text:p>
            </table:table-cell>
            <table:table-cell table:style-name="Table3.A1" office:value-type="string">
              <text:p text:style-name="P12"><text:span text:style-name="Strong_20_Emphasis"><text:span text:style-name="T3">What it detects</text:span></text:span></text:p>
            </table:table-cell>
          </table:table-row>
        </table:table-header-rows>
        <table:table-row>
          <table:table-cell table:style-name="Table3.A1" office:value-type="string">
            <text:p text:style-name="P13">Filter/Kernel</text:p>
          </table:table-cell>
          <table:table-cell table:style-name="Table3.A1" office:value-type="string">
            <text:p text:style-name="P14">Position Weight Matrix (PWM)</text:p>
          </table:table-cell>
          <table:table-cell table:style-name="Table3.A1" office:value-type="string">
            <text:p text:style-name="P14">Conserved motifs (e.g., TATAAT)</text:p>
          </table:table-cell>
        </table:table-row>
        <table:table-row>
          <table:table-cell table:style-name="Table3.A1" office:value-type="string">
            <text:p text:style-name="P13">Feature Map</text:p>
          </table:table-cell>
          <table:table-cell table:style-name="Table3.A1" office:value-type="string">
            <text:p text:style-name="P14">Binding Affinity Profile</text:p>
          </table:table-cell>
          <table:table-cell table:style-name="Table3.A1" office:value-type="string">
            <text:p text:style-name="P14">Where a protein might bind along the strand</text:p>
          </table:table-cell>
        </table:table-row>
        <table:table-row>
          <table:table-cell table:style-name="Table3.A1" office:value-type="string">
            <text:p text:style-name="P13">Max Pooling</text:p>
          </table:table-cell>
          <table:table-cell table:style-name="Table3.A1" office:value-type="string">
            <text:p text:style-name="P14">Spatial Tolerance</text:p>
          </table:table-cell>
          <table:table-cell table:style-name="Table3.A1" office:value-type="string">
            <text:p text:style-name="P14">Distance flexibility between binding sites</text:p>
          </table:table-cell>
        </table:table-row>
        <table:table-row>
          <table:table-cell table:style-name="Table3.A1" office:value-type="string">
            <text:p text:style-name="P13">Saliency Map</text:p>
          </table:table-cell>
          <table:table-cell table:style-name="Table3.A1" office:value-type="string">
            <text:p text:style-name="P14">Footprinting</text:p>
          </table:table-cell>
          <table:table-cell table:style-name="Table3.A1" office:value-type="string">
            <text:p text:style-name="P14">The exact bases critical for gene expression</text:p>
          </table:table-cell>
        </table:table-row>
      </table:table>
      <text:p text:style-name="P16"/>
      <text:p text:style-name="P16"/>
      <text:p text:style-name="P16"/>
      <text:p text:style-name="P16"/>
      <text:p text:style-name="P16"/>
      <text:p text:style-name="P22">In the context of the UCI Promoter dataset, a <text:span text:style-name="T1">Generative Adversarial Network (GAN)</text:span> operates as a "biological counterfeiter." Instead of classifying existing DNA, the GAN attempts to learn the underlying grammar of promoters to generate entirely new, synthetic 57bp sequences that "trick" biological sensors.</text:p>
      <text:p text:style-name="P2"/>
      <text:h text:style-name="P3" text:outline-level="2">1. The Adversarial Game</text:h>
      <text:p text:style-name="P1">A GAN consists of two neural networks competing against each other in a zero-sum game: the <text:span text:style-name="T1">Generator (G)</text:span> and the <text:span text:style-name="T1">Discriminator (D)</text:span>.</text:p>
      <text:h text:style-name="P4" text:outline-level="3">The Generator (The Counterfeiter)</text:h>
      <text:p text:style-name="P1">The Generator starts with a "seed" of random noise (a latent vector). Its goal is to transform this noise into a $57 \times 4$ matrix that represents a DNA sequence.</text:p>
      <text:list text:style-name="L18">
        <text:list-item>
          <text:p text:style-name="P32"><text:span text:style-name="T1">Input:</text:span> A low-dimensional random vector (e.g., 10 or 100 numbers).</text:p>
        </text:list-item>
        <text:list-item>
          <text:p text:style-name="P32"><text:soft-page-break/><text:span text:style-name="T1">Output:</text:span> A probability distribution across $\{a, c, g, t\}$ for each of the 57 positions.</text:p>
        </text:list-item>
        <text:list-item>
          <text:p text:style-name="P32"><text:span text:style-name="T1">Biological Goal:</text:span> To place the -10 and -35 boxes at exactly the right distance to look like a real promoter.</text:p>
        </text:list-item>
      </text:list>
      <text:h text:style-name="P4" text:outline-level="3">The Discriminator (The Judge)</text:h>
      <text:p text:style-name="P1">The Discriminator is a standard CNN classifier. Its only job is to look at a 57bp sequence and decide: "Is this a real promoter from the UCI dataset, or did the Generator make this up?"</text:p>
      <text:list text:style-name="L19">
        <text:list-item>
          <text:p text:style-name="P33"><text:span text:style-name="T1">Input:</text:span> A 57bp DNA sequence (either real or fake).</text:p>
        </text:list-item>
        <text:list-item>
          <text:p text:style-name="P33"><text:span text:style-name="T1">Output:</text:span> A single probability score (0 to 1).</text:p>
        </text:list-item>
      </text:list>
      <text:p text:style-name="P2"/>
      <text:h text:style-name="P3" text:outline-level="2">2. Training Dynamics for DNA</text:h>
      <text:p text:style-name="P1">Training a GAN on DNA is notoriously difficult because DNA is <text:span text:style-name="T1">discrete</text:span> (you can't have a base that is 50% 'A' and 50% 'G' in a final sequence), while GANs require <text:span text:style-name="T1">continuous</text:span> gradients to learn.</text:p>
      <text:h text:style-name="P4" text:outline-level="3">The Softmax Relaxation</text:h>
      <text:p text:style-name="P1">To allow gradients to flow from the Discriminator back to the Generator, we don't output hard 'A's or 'T's during training. Instead, the Generator outputs a "Softmax" layer where each nucleotide position is a vector of probabilities. The Discriminator learns to judge these "fuzzy" sequences, and as the Generator improves, these probabilities become sharper.</text:p>
      <text:h text:style-name="P4" text:outline-level="3">The Training Loop:</text:h>
      <text:list text:style-name="L20">
        <text:list-item>
          <text:p text:style-name="P34"><text:span text:style-name="T1">Phase 1 (Discriminate):</text:span> Show the Discriminator real UCI promoters and fakes from the Generator. Update the Discriminator to get better at telling them apart.</text:p>
        </text:list-item>
        <text:list-item>
          <text:p text:style-name="P34"><text:span text:style-name="T1">Phase 2 (Generate):</text:span> Ask the Generator to produce fakes. Pass them to the Discriminator. If the Discriminator catches them, the Generator receives a "penalty" (loss). It uses this feedback to update its weights and produce more realistic DNA in the next round.</text:p>
        </text:list-item>
      </text:list>
      <text:p text:style-name="P2"/>
      <text:h text:style-name="P3" text:outline-level="2">3. Challenges in Genomic GANs</text:h>
      <text:h text:style-name="P4" text:outline-level="3">Mode Collapse</text:h>
      <text:p text:style-name="P1">This is the most common failure in GANs for the UCI dataset. Because the dataset is small (53 positive samples), the Generator might find one "perfect" promoter sequence that always fools the Discriminator. It then stops trying to learn anything else and only produces that one sequence.</text:p>
      <text:list text:style-name="L21">
        <text:list-item>
          <text:p text:style-name="P35"><text:span text:style-name="T1">Fix:</text:span> We use techniques like <text:span text:style-name="T1">Minibatch Discrimination</text:span> or <text:span text:style-name="T1">WGAN-GP</text:span> (Wasserstein GAN with Gradient Penalty) to force the model to produce diverse sequences.</text:p>
        </text:list-item>
      </text:list>
      <text:h text:style-name="P4" text:outline-level="3">Motif Consistency</text:h>
      <text:p text:style-name="P1">A GAN might generate a sequence with a perfect TATA-box but completely random noise elsewhere. While this might fool a simple Discriminator, it wouldn't work in a real cell.</text:p>
      <text:list text:style-name="L22">
        <text:list-item>
          <text:p text:style-name="P36"><text:span text:style-name="T1">Evaluation:</text:span> We often use a secondary <text:span text:style-name="T1">Oracle</text:span> (a pre-trained CNN) to check if the generated fakes actually "work" biologically.</text:p>
        </text:list-item>
      </text:list>
      <text:p text:style-name="P2"/>
      <text:h text:style-name="P3" text:outline-level="2">4. Evaluation: How do we know the GAN is "Accurate"?</text:h>
      <text:p text:style-name="P1">Since there is no "ground truth" for a fake sequence, we use three proxy metric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text:span text:style-name="Strong_20_Emphasis"><text:span text:style-name="T3">Metric</text:span></text:span></text:p>
            </table:table-cell>
            <table:table-cell table:style-name="Table4.A1" office:value-type="string">
              <text:p text:style-name="P12"><text:span text:style-name="Strong_20_Emphasis"><text:span text:style-name="T3">Description</text:span></text:span></text:p>
            </table:table-cell>
            <table:table-cell table:style-name="Table4.A1" office:value-type="string">
              <text:p text:style-name="P12"><text:span text:style-name="Strong_20_Emphasis"><text:span text:style-name="T3">What it proves</text:span></text:span></text:p>
            </table:table-cell>
          </table:table-row>
        </table:table-header-rows>
        <table:table-row>
          <table:table-cell table:style-name="Table4.A1" office:value-type="string">
            <text:p text:style-name="P13">Precision (Oracle Score)</text:p>
          </table:table-cell>
          <table:table-cell table:style-name="Table4.A1" office:value-type="string">
            <text:p text:style-name="P14">% of fakes classified as "Real" by a separate model.</text:p>
          </table:table-cell>
          <table:table-cell table:style-name="Table4.A1" office:value-type="string">
            <text:p text:style-name="P14">The fakes look like promoters.</text:p>
          </table:table-cell>
        </table:table-row>
        <table:table-row>
          <table:table-cell table:style-name="Table4.A1" office:value-type="string">
            <text:p text:style-name="P13">Edit Distance</text:p>
          </table:table-cell>
          <table:table-cell table:style-name="Table4.A1" office:value-type="string">
            <text:p text:style-name="P14">How many mutations away is the fake from the nearest real sequence?</text:p>
          </table:table-cell>
          <table:table-cell table:style-name="Table4.A1" office:value-type="string">
            <text:p text:style-name="P14">The GAN isn't just "copy-pasting" the training data.</text:p>
          </table:table-cell>
        </table:table-row>
        <table:table-row>
          <table:table-cell table:style-name="Table4.A1" office:value-type="string">
            <text:p text:style-name="P13">Motif Alignment</text:p>
          </table:table-cell>
          <table:table-cell table:style-name="Table4.A1" office:value-type="string">
            <text:p text:style-name="P14">Do the fakes have the -10 and -35 motifs in the correct locations?</text:p>
          </table:table-cell>
          <table:table-cell table:style-name="Table4.A1" office:value-type="string">
            <text:p text:style-name="P14">The GAN has learned the biological architecture.</text:p>
          </table:table-cell>
        </table:table-row>
      </table:table>
      <text:p text:style-name="P2"/>
      <text:h text:style-name="P3" text:outline-level="2">5. Summary: Why use a GAN for DNA?</text:h>
      <text:p text:style-name="P1">GANs are the tool of choice for <text:span text:style-name="T1">Directed Evolution</text:span> in silico. By training a GAN on promoters, we can generate thousands of synthetic candidates for lab testing. This allows researchers to find "super-promoters" that are stronger than anything found in nature, which is vital for producing insulin, vaccines, or biofuels.</text:p>
      <text:p text:style-name="P16"><text:soft-page-break/></text:p>
      <text:p text:style-name="P16"/>
      <text:p text:style-name="P16"/>
      <text:p text:style-name="P37">In the context of the UCI Promoter dataset, <text:span text:style-name="T1">Transformers</text:span> represent a shift from local "motif scanning" (like CNNs) to <text:span text:style-name="T1">global contextual reasoning</text:span>. While a CNN looks for a TATA-box by sliding a small window, a Transformer looks at the entire 57bp sequence simultaneously to understand how every nucleotide relates to every other nucleotide.</text:p>
      <text:section text:style-name="Sect1" text:name="model-response-message-contentr_cae9c1660784b5af">
        <text:p text:style-name="P38"/>
        <text:h text:style-name="P39" text:outline-level="2">1. Tokenization: DNA as a Language</text:h>
        <text:p text:style-name="P40">Transformers were originally designed for Natural Language Processing (NLP). To apply them to DNA, we treat the sequence as a "sentence."</text:p>
        <text:list text:style-name="L23">
          <text:list-item>
            <text:p text:style-name="P41"><text:span text:style-name="T5">K-mer Tokenization:</text:span><text:span text:style-name="T6"> Instead of looking at single bases, we often break the 57bp sequence into overlapping "words" called k-mers (e.g., 3-mers: </text:span><text:span text:style-name="Source_20_Text"><text:span text:style-name="T6">ATG</text:span></text:span><text:span text:style-name="T6">, </text:span><text:span text:style-name="Source_20_Text"><text:span text:style-name="T6">TGC</text:span></text:span><text:span text:style-name="T6">, </text:span><text:span text:style-name="Source_20_Text"><text:span text:style-name="T6">GCA</text:span></text:span><text:span text:style-name="T6">). This helps the model capture the chemical "vocabulary" of the genome.</text:span></text:p>
          </text:list-item>
          <text:list-item>
            <text:p text:style-name="P41"><text:span text:style-name="T5">Positional Encoding:</text:span><text:span text:style-name="T6"> Transformers have no innate sense of order (they process all tokens at once). We add "Positional Encodings" to the input so the model knows that a </text:span><text:span text:style-name="Source_20_Text"><text:span text:style-name="T6">TATA</text:span></text:span><text:span text:style-name="T6"> motif at position 10 is different from a </text:span><text:span text:style-name="Source_20_Text"><text:span text:style-name="T6">TATA</text:span></text:span><text:span text:style-name="T6"> motif at position 40.</text:span></text:p>
          </text:list-item>
        </text:list>
        <text:p text:style-name="P38"/>
        <text:h text:style-name="P39" text:outline-level="2">2. The Core Mechanism: Self-Attention</text:h>
        <text:p text:style-name="P42">The defining feature of the Transformer is the <text:span text:style-name="T1">Self-Attention</text:span> mechanism. For every nucleotide in the 57bp sequence, the model calculates an "attention score" with every other nucleotide.</text:p>
        <text:h text:style-name="P43" text:outline-level="3">How it works for Promoters:</text:h>
        <text:list text:style-name="L24">
          <text:list-item>
            <text:p text:style-name="P44"><text:span text:style-name="T1">Query, Key, and Value:</text:span> Each base is transformed into three vectors (<text:span text:style-name="T7">Q</text:span><text:span text:style-name="T8">,</text:span><text:span text:style-name="T7">K</text:span><text:span text:style-name="T8">,</text:span><text:span text:style-name="T7">V</text:span>).</text:p>
          </text:list-item>
          <text:list-item>
            <text:p text:style-name="P45"><text:span text:style-name="T1">Compatibility:</text:span> The model compares the <text:span text:style-name="T1">Query</text:span> of one base with the <text:span text:style-name="T1">Key</text:span> of all others.</text:p>
          </text:list-item>
          <text:list-item>
            <text:p text:style-name="P46"><text:span text:style-name="T5">Biological Context:</text:span><text:span text:style-name="T6"> If the model identifies a </text:span><text:span text:style-name="Source_20_Text"><text:span text:style-name="T6">-35 box</text:span></text:span><text:span text:style-name="T6"> (TTGACA), the attention mechanism will "attend" heavily to the region ~17bp downstream to look for the </text:span><text:span text:style-name="Source_20_Text"><text:span text:style-name="T6">-10 box</text:span></text:span><text:span text:style-name="T6"> (TATAAT).</text:span></text:p>
          </text:list-item>
        </text:list>
        <text:p text:style-name="P42">Unlike a CNN, which is limited by its filter size (e.g., 7bp), the Transformer can link two motifs regardless of how much "junk DNA" lies between them.</text:p>
        <text:p text:style-name="P38"/>
        <text:h text:style-name="P39" text:outline-level="2">3. Multi-Head Attention</text:h>
        <text:p text:style-name="P40">A Transformer doesn't just look at the sequence once. It uses <text:span text:style-name="T1">Multiple Heads</text:span> to look at the DNA through different "lenses" simultaneously:</text:p>
        <text:list text:style-name="L25">
          <text:list-item>
            <text:p text:style-name="P47"><text:span text:style-name="T1">Head 1</text:span> might focus on the GC-content of the whole sequence.</text:p>
          </text:list-item>
          <text:list-item>
            <text:p text:style-name="P47"><text:span text:style-name="T1">Head 2</text:span> might focus specifically on the spacing between known binding sites.</text:p>
          </text:list-item>
          <text:list-item>
            <text:p text:style-name="P47"><text:span text:style-name="T1">Head 3</text:span> might look for palindromic sequences (common in protein binding sites).</text:p>
          </text:list-item>
        </text:list>
        <text:p text:style-name="P38"><text:soft-page-break/></text:p>
        <text:h text:style-name="P39" text:outline-level="2">4. Why Transformers for the UCI Dataset?</text:h>
        <text:p text:style-name="P42">The UCI dataset is small (106 samples), which is actually a <text:span text:style-name="T1">disadvantage</text:span> for Transformers. Transformers are "data hungry" and typically require thousands of examples to learn DNA grammar from scratch.</text:p>
        <text:p text:style-name="P40">However, they are used in this context in two ways:</text:p>
        <text:list text:style-name="L26">
          <text:list-item>
            <text:p text:style-name="P48"><text:span text:style-name="T1">Transfer Learning:</text:span> We take a model like <text:span text:style-name="T1">DNABERT</text:span> (trained on the entire human genome) and "fine-tune" it on the 106 UCI sequences. The model already knows what DNA "looks like" and only needs to learn the specific signature of these promoters.</text:p>
          </text:list-item>
          <text:list-item>
            <text:p text:style-name="P48"><text:span text:style-name="T1">Long-Range Dependencies:</text:span> If a promoter's function depends on the interaction between the start and the end of the 57bp fragment, the Transformer is mathematically superior to the CNN at capturing that link.</text:p>
          </text:list-item>
        </text:list>
        <text:p text:style-name="P38"/>
        <text:h text:style-name="P39" text:outline-level="2">5. Comparison: CNN vs. Transformer for DNA</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9">Feature</text:p>
              </table:table-cell>
              <table:table-cell table:style-name="Table5.A1" office:value-type="string">
                <text:p text:style-name="P49">CNN</text:p>
              </table:table-cell>
              <table:table-cell table:style-name="Table5.A1" office:value-type="string">
                <text:p text:style-name="P49">Transformer</text:p>
              </table:table-cell>
            </table:table-row>
          </table:table-header-rows>
          <table:table-row>
            <table:table-cell table:style-name="Table5.A1" office:value-type="string">
              <text:p text:style-name="P49">Receptive Field</text:p>
            </table:table-cell>
            <table:table-cell table:style-name="Table5.A1" office:value-type="string">
              <text:p text:style-name="P50">Local (Fixed window size)</text:p>
            </table:table-cell>
            <table:table-cell table:style-name="Table5.A1" office:value-type="string">
              <text:p text:style-name="P50">Global (Entire sequence)</text:p>
            </table:table-cell>
          </table:table-row>
          <table:table-row>
            <table:table-cell table:style-name="Table5.A1" office:value-type="string">
              <text:p text:style-name="P49">Inductive Bias</text:p>
            </table:table-cell>
            <table:table-cell table:style-name="Table5.A1" office:value-type="string">
              <text:p text:style-name="P50">Spatial patterns (Motifs)</text:p>
            </table:table-cell>
            <table:table-cell table:style-name="Table5.A1" office:value-type="string">
              <text:p text:style-name="P50">Relational patterns (Context)</text:p>
            </table:table-cell>
          </table:table-row>
          <table:table-row>
            <table:table-cell table:style-name="Table5.A1" office:value-type="string">
              <text:p text:style-name="P49">Data Requirement</text:p>
            </table:table-cell>
            <table:table-cell table:style-name="Table5.A1" office:value-type="string">
              <text:p text:style-name="P50">Efficient on small data</text:p>
            </table:table-cell>
            <table:table-cell table:style-name="Table5.A1" office:value-type="string">
              <text:p text:style-name="P50">Requires large-scale pre-training</text:p>
            </table:table-cell>
          </table:table-row>
          <table:table-row>
            <table:table-cell table:style-name="Table5.A1" office:value-type="string">
              <text:p text:style-name="P49">Biological Analogy</text:p>
            </table:table-cell>
            <table:table-cell table:style-name="Table5.A1" office:value-type="string">
              <text:p text:style-name="P50">Protein-DNA binding footprint</text:p>
            </table:table-cell>
            <table:table-cell table:style-name="Table5.A1" office:value-type="string">
              <text:p text:style-name="P51">Three-dimensional chromatin looping</text:p>
            </table:table-cell>
          </table:table-row>
        </table:table>
        <text:p text:style-name="P38"/>
        <text:h text:style-name="P39" text:outline-level="2">6. Interpreting the Transformer: Attention Maps</text:h>
        <text:p text:style-name="P42">We can visualize "Attention Maps" (heatmaps) to see which nucleotides the model is "looking at" when it makes a prediction. If the model is accurate, the attention map will show intense connections between the -10 and -35 regions, proving the AI has learned the structural requirements of a promoter.</text:p>
      </text:section>
      <text:p text:style-name="P52"><draw:frame draw:style-name="fr1" draw:name="Frame1" text:anchor-type="char" svg:x="0in" svg:width="0.0161in" draw:z-index="0"><draw:text-box fo:min-height="0.0161in"><text:h text:style-name="P53" text:outline-level="2">Το Gemini είπε</text:h></draw:text-box></draw:frame></text:p>
      <text:p text:style-name="P16"/>
      <text:p text:style-name="P16"/>
      <text:p text:style-name="P22">In the context of the UCI Promoter dataset, an <text:span text:style-name="T1">LSTM (Long Short-Term Memory)</text:span> network treats DNA not as an image (like a CNN) or a global set of relations (like a Transformer), but as a <text:span text:style-name="T1">temporal sequence</text:span>. It processes the 57bp sequence one nucleotide at a time, maintaining an internal "memory" of what it has seen previously.</text:p>
      <text:p text:style-name="P2"/>
      <text:h text:style-name="P3" text:outline-level="2">1. DNA as a Time Series</text:h>
      <text:p text:style-name="P1">LSTMs are a specialized type of Recurrent Neural Network (RNN). When applied to DNA:</text:p>
      <text:list text:style-name="L27">
        <text:list-item>
          <text:p text:style-name="P54"><text:span text:style-name="T1">The "Time" Dimension:</text:span> Each position in the 57bp sequence is treated as a timestep ($t_1, t_2, \dots, t_{57}$).</text:p>
        </text:list-item>
        <text:list-item>
          <text:p text:style-name="P54"><text:span text:style-name="T1">Directionality:</text:span> LSTMs typically read DNA from the 5' end to the 3' end.</text:p>
        </text:list-item>
        <text:list-item>
          <text:p text:style-name="P54"><text:span text:style-name="T1">Bi-directionality:</text:span> Because DNA is double-stranded and biological signals can be read in both directions, we often use <text:span text:style-name="T1">Bi-LSTMs</text:span>, which process the sequence forward and backward simultaneously, concatenating the results.</text:p>
        </text:list-item>
      </text:list>
      <text:p text:style-name="P2"><text:soft-page-break/></text:p>
      <text:h text:style-name="P3" text:outline-level="2">2. The Mechanics: The "Cell State" and Gates</text:h>
      <text:p text:style-name="P1">The defining feature of an LSTM is the <text:span text:style-name="T1">Cell State</text:span> ($C_t$)—a "conveyor belt" that runs through the entire sequence. The network uses three "gates" to manage this memory:</text:p>
      <text:list text:style-name="L28">
        <text:list-item>
          <text:p text:style-name="P55"><text:span text:style-name="T1">Forget Gate:</text:span> Decides which information from the previous nucleotides is no longer relevant. (e.g., "I just saw a TATA-box, I can forget the random AT-rich region before it.")</text:p>
        </text:list-item>
        <text:list-item>
          <text:p text:style-name="P55"><text:span text:style-name="T1">Input Gate:</text:span> Decides which new information from the current nucleotide should be stored in the memory.</text:p>
        </text:list-item>
        <text:list-item>
          <text:p text:style-name="P55"><text:span text:style-name="T1">Output Gate:</text:span> Decides what the "summary" of the sequence is so far to pass to the next position.</text:p>
        </text:list-item>
      </text:list>
      <text:p text:style-name="P2"/>
      <text:h text:style-name="P3" text:outline-level="2">3. Why LSTMs are effective for Promoters</text:h>
      <text:p text:style-name="P1">Biological sequences are defined by <text:span text:style-name="T1">syntax</text:span>. A promoter is not just a collection of motifs; it is a specific arrangement where the order and distance between elements matter.</text:p>
      <text:list text:style-name="L29">
        <text:list-item>
          <text:p text:style-name="P56"><text:span text:style-name="T4">Counting Mechanism:</text:span><text:span text:style-name="T3"> LSTMs are naturally good at "counting." They can learn that a </text:span><text:span text:style-name="Source_20_Text"><text:span text:style-name="T3">-10 box</text:span></text:span><text:span text:style-name="T3"> must appear roughly 17 nucleotides after a </text:span><text:span text:style-name="Source_20_Text"><text:span text:style-name="T3">-35 box</text:span></text:span><text:span text:style-name="T3">.</text:span></text:p>
        </text:list-item>
        <text:list-item>
          <text:p text:style-name="P57"><text:span text:style-name="T1">Sequential Dependency:</text:span> In DNA, a mutation at position 10 might only be "bad" if there is a specific base at position 20. LSTMs are designed to capture these conditional, sequential relationships.</text:p>
        </text:list-item>
      </text:list>
      <text:p text:style-name="P2"/>
      <text:h text:style-name="P3" text:outline-level="2">4. LSTM vs. CNN for Genomic Data</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text:span text:style-name="Strong_20_Emphasis"><text:span text:style-name="T3">Feature</text:span></text:span></text:p>
            </table:table-cell>
            <table:table-cell table:style-name="Table6.A1" office:value-type="string">
              <text:p text:style-name="P12"><text:span text:style-name="Strong_20_Emphasis"><text:span text:style-name="T3">CNN</text:span></text:span></text:p>
            </table:table-cell>
            <table:table-cell table:style-name="Table6.A1" office:value-type="string">
              <text:p text:style-name="P12"><text:span text:style-name="Strong_20_Emphasis"><text:span text:style-name="T3">LSTM</text:span></text:span></text:p>
            </table:table-cell>
          </table:table-row>
        </table:table-header-rows>
        <table:table-row>
          <table:table-cell table:style-name="Table6.A1" office:value-type="string">
            <text:p text:style-name="P13">Data Processing</text:p>
          </table:table-cell>
          <table:table-cell table:style-name="Table6.A1" office:value-type="string">
            <text:p text:style-name="P14">Parallel (all at once)</text:p>
          </table:table-cell>
          <table:table-cell table:style-name="Table6.A1" office:value-type="string">
            <text:p text:style-name="P14">Sequential (one-by-one)</text:p>
          </table:table-cell>
        </table:table-row>
        <table:table-row>
          <table:table-cell table:style-name="Table6.A1" office:value-type="string">
            <text:p text:style-name="P13">Feature Focus</text:p>
          </table:table-cell>
          <table:table-cell table:style-name="Table6.A1" office:value-type="string">
            <text:p text:style-name="P14">Local shapes (Motifs)</text:p>
          </table:table-cell>
          <table:table-cell table:style-name="Table6.A1" office:value-type="string">
            <text:p text:style-name="P14">Order and Spacing</text:p>
          </table:table-cell>
        </table:table-row>
        <table:table-row>
          <table:table-cell table:style-name="Table6.A1" office:value-type="string">
            <text:p text:style-name="P13">Memory</text:p>
          </table:table-cell>
          <table:table-cell table:style-name="Table6.A1" office:value-type="string">
            <text:p text:style-name="P14">Fixed by filter size</text:p>
          </table:table-cell>
          <table:table-cell table:style-name="Table6.A1" office:value-type="string">
            <text:p text:style-name="P14">Theoretically unlimited</text:p>
          </table:table-cell>
        </table:table-row>
        <table:table-row>
          <table:table-cell table:style-name="Table6.A1" office:value-type="string">
            <text:p text:style-name="P13">Speed</text:p>
          </table:table-cell>
          <table:table-cell table:style-name="Table6.A1" office:value-type="string">
            <text:p text:style-name="P14">Fast (GPU optimized)</text:p>
          </table:table-cell>
          <table:table-cell table:style-name="Table6.A1" office:value-type="string">
            <text:p text:style-name="P14">Slower (Sequential bottleneck)</text:p>
          </table:table-cell>
        </table:table-row>
      </table:table>
      <text:p text:style-name="P2"/>
      <text:h text:style-name="P3" text:outline-level="2">5. Performance on the UCI Dataset</text:h>
      <text:p text:style-name="P1">On the 57bp UCI dataset, LSTMs are highly effective because the sequence length is short enough that the "vanishing gradient" problem (where the model forgets the beginning of the sequence) is minimal.</text:p>
      <text:p text:style-name="P1">However, LSTMs can be prone to <text:span text:style-name="T1">overfitting</text:span> on this small dataset (106 samples). To combat this, we often use:</text:p>
      <text:list text:style-name="L30">
        <text:list-item>
          <text:p text:style-name="P58"><text:span text:style-name="T1">Dropout:</text:span> Randomly disabling neurons during training to ensure the model doesn't just memorize the 106 sequences.</text:p>
        </text:list-item>
        <text:list-item>
          <text:p text:style-name="P58"><text:span text:style-name="T1">Hybrid CNN-LSTM:</text:span> A common "gold standard" where a CNN first extracts local motifs, and the LSTM then learns the grammar/order of those motifs.</text:p>
        </text:list-item>
      </text:list>
      <text:p text:style-name="P2"/>
      <text:h text:style-name="P3" text:outline-level="2">6. Interpreting the LSTM: Hidden State Analysis</text:h>
      <text:p text:style-name="P23"><text:span text:style-name="T3">We can visualize the </text:span><text:span text:style-name="T4">Hidden State</text:span><text:span text:style-name="T3"> of the LSTM as it "reads" the DNA. If we plot the activation level of a specific neuron as it scans a promoter, we might see it stay "quiet" until it hits the </text:span><text:span text:style-name="Source_20_Text"><text:span text:style-name="T3">-35 box</text:span></text:span><text:span text:style-name="T3">, at which point the activation spikes and stays high until it reaches the </text:span><text:span text:style-name="Source_20_Text"><text:span text:style-name="T3">-10 box</text:span></text:span><text:span text:style-name="T3">. This tells us the neuron has learned to identify the "promoter region" itself.</text:span></text:p>
      <text:p text:style-name="P16"/>
      <text:p text:style-name="P16"/>
      <text:p text:style-name="P16"/>
      <text:p text:style-name="P16"/>
      <text:p text:style-name="P22">A <text:span text:style-name="T1">Gated Recurrent Unit (GRU)</text:span> is a streamlined version of the LSTM, designed to retain the ability to learn long-term dependencies in sequences while being computationally more efficient. For the 57bp UCI DNA dataset, a GRU is often preferred over an LSTM because its simpler architecture (fewer parameters) is less likely to overfit on the small sample size (106 sequences).</text:p>
      <text:p text:style-name="P2"/>
      <text:h text:style-name="P3" text:outline-level="2"><text:soft-page-break/>1. The Architecture: Simplified Memory</text:h>
      <text:p text:style-name="P1">While an LSTM uses three gates (input, forget, and output), a GRU combines these into two core gates: the <text:span text:style-name="T1">Update Gate</text:span> and the <text:span text:style-name="T1">Reset Gate</text:span>.</text:p>
      <text:h text:style-name="P4" text:outline-level="3">How the Gates Process DNA:</text:h>
      <text:list text:style-name="L31">
        <text:list-item>
          <text:p text:style-name="P59"><text:span text:style-name="T4">Reset Gate ($r_t$):</text:span><text:span text:style-name="T3"> This gate determines how much of the "past" sequence information to forget. When scanning DNA, if the GRU just finished reading a non-functional "spacer" region and hits the </text:span><text:span text:style-name="Source_20_Text"><text:span text:style-name="T3">-10 TATA box</text:span></text:span><text:span text:style-name="T3">, the reset gate allows the model to "drop" the irrelevant spacer data and focus on the important motif.</text:span></text:p>
        </text:list-item>
        <text:list-item>
          <text:p text:style-name="P60"><text:span text:style-name="T1">Update Gate ($z_t$):</text:span> This acts as both a forget and an input gate. It decides what information from the previous nucleotides to carry forward and what new information from the current base to add to the <text:span text:style-name="T1">Hidden State</text:span>.</text:p>
        </text:list-item>
      </text:list>
      <text:p text:style-name="P2"/>
      <text:h text:style-name="P3" text:outline-level="2">2. Processing the 57bp Sequence</text:h>
      <text:p text:style-name="P1">The GRU processes the DNA one base at a time ($t=1 \dots 57$). At each step, it maintains a <text:span text:style-name="T1">Hidden State ($h_t$)</text:span>, which serves as the "summary" of the sequence seen so far.</text:p>
      <text:list text:style-name="L32">
        <text:list-item>
          <text:p text:style-name="P61"><text:span text:style-name="T4">At $t=10$:</text:span><text:span text:style-name="T3"> The hidden state might store the fact that a </text:span><text:span text:style-name="Source_20_Text"><text:span text:style-name="T3">-35 TTGACA</text:span></text:span><text:span text:style-name="T3"> motif was just detected.</text:span></text:p>
        </text:list-item>
        <text:list-item>
          <text:p text:style-name="P61"><text:span text:style-name="T4">At $t=27$:</text:span><text:span text:style-name="T3"> The update gate keeps that </text:span><text:span text:style-name="Source_20_Text"><text:span text:style-name="T3">-35</text:span></text:span><text:span text:style-name="T3"> information in memory while the model "counts" the distance toward the next expected motif.</text:span></text:p>
        </text:list-item>
        <text:list-item>
          <text:p text:style-name="P61"><text:span text:style-name="T4">At $t=45$:</text:span><text:span text:style-name="T3"> The hidden state now contains the "complete story"—the presence of both the </text:span><text:span text:style-name="Source_20_Text"><text:span text:style-name="T3">-35</text:span></text:span><text:span text:style-name="T3"> and </text:span><text:span text:style-name="Source_20_Text"><text:span text:style-name="T3">-10</text:span></text:span><text:span text:style-name="T3"> boxes and their specific spacing.</text:span></text:p>
        </text:list-item>
      </text:list>
      <text:p text:style-name="P2"/>
      <text:h text:style-name="P3" text:outline-level="2">3. Detailed Example: Bi-GRU Implementation</text:h>
      <text:p text:style-name="P1">In genomics, we almost always use <text:span text:style-name="T1">Bi-directional GRUs (Bi-GRUs)</text:span>. This is because DNA is double-stranded; a biological signal might be "encoded" in the relationship between a base at the end of the sequence and one at the beginning.</text:p>
      <text:h text:style-name="P4" text:outline-level="3">Step-by-Step Execution:</text:h>
      <text:list text:style-name="L33">
        <text:list-item>
          <text:p text:style-name="P62"><text:span text:style-name="T4">Forward Pass:</text:span><text:span text:style-name="T3"> One GRU reads the sequence from 5' to 3' (Base 1 to 57). It detects the </text:span><text:span text:style-name="Source_20_Text"><text:span text:style-name="T3">-35</text:span></text:span><text:span text:style-name="T3"> box first, then the </text:span><text:span text:style-name="Source_20_Text"><text:span text:style-name="T3">-10</text:span></text:span><text:span text:style-name="T3"> box.</text:span></text:p>
        </text:list-item>
        <text:list-item>
          <text:p text:style-name="P62"><text:span text:style-name="T4">Backward Pass:</text:span><text:span text:style-name="T3"> A second GRU reads from 3' to 5' (Base 57 to 1). It detects the </text:span><text:span text:style-name="Source_20_Text"><text:span text:style-name="T3">-10</text:span></text:span><text:span text:style-name="T3"> box first, providing a different "contextual perspective."</text:span></text:p>
        </text:list-item>
        <text:list-item>
          <text:p text:style-name="P63"><text:span text:style-name="T1">Concatenation:</text:span> The hidden states from both passes are merged. This ensures that the final classification decision is based on the full structural context of the promoter.</text:p>
        </text:list-item>
      </text:list>
      <text:p text:style-name="P2"/>
      <text:h text:style-name="P3" text:outline-level="2">4. GRU vs. LSTM on the UCI Dataset</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text:span text:style-name="Strong_20_Emphasis"><text:span text:style-name="T3">Feature</text:span></text:span></text:p>
            </table:table-cell>
            <table:table-cell table:style-name="Table7.A1" office:value-type="string">
              <text:p text:style-name="P12"><text:span text:style-name="Strong_20_Emphasis"><text:span text:style-name="T3">LSTM</text:span></text:span></text:p>
            </table:table-cell>
            <table:table-cell table:style-name="Table7.A1" office:value-type="string">
              <text:p text:style-name="P12"><text:span text:style-name="Strong_20_Emphasis"><text:span text:style-name="T3">GRU</text:span></text:span></text:p>
            </table:table-cell>
          </table:table-row>
        </table:table-header-rows>
        <table:table-row>
          <table:table-cell table:style-name="Table7.A1" office:value-type="string">
            <text:p text:style-name="P13">Complexity</text:p>
          </table:table-cell>
          <table:table-cell table:style-name="Table7.A1" office:value-type="string">
            <text:p text:style-name="P14">Higher (3 gates + Cell State)</text:p>
          </table:table-cell>
          <table:table-cell table:style-name="Table7.A1" office:value-type="string">
            <text:p text:style-name="P14">Lower (2 gates)</text:p>
          </table:table-cell>
        </table:table-row>
        <table:table-row>
          <table:table-cell table:style-name="Table7.A1" office:value-type="string">
            <text:p text:style-name="P13">Parameters</text:p>
          </table:table-cell>
          <table:table-cell table:style-name="Table7.A1" office:value-type="string">
            <text:p text:style-name="P14">~25% more than GRU</text:p>
          </table:table-cell>
          <table:table-cell table:style-name="Table7.A1" office:value-type="string">
            <text:p text:style-name="P14">Fewer (Better for small datasets)</text:p>
          </table:table-cell>
        </table:table-row>
        <table:table-row>
          <table:table-cell table:style-name="Table7.A1" office:value-type="string">
            <text:p text:style-name="P13">Performance</text:p>
          </table:table-cell>
          <table:table-cell table:style-name="Table7.A1" office:value-type="string">
            <text:p text:style-name="P14">Better for very long sequences</text:p>
          </table:table-cell>
          <table:table-cell table:style-name="Table7.A1" office:value-type="string">
            <text:p text:style-name="P14">Equal or better for short (57bp) DNA</text:p>
          </table:table-cell>
        </table:table-row>
        <table:table-row>
          <table:table-cell table:style-name="Table7.A1" office:value-type="string">
            <text:p text:style-name="P13">Overfitting Risk</text:p>
          </table:table-cell>
          <table:table-cell table:style-name="Table7.A1" office:value-type="string">
            <text:p text:style-name="P14">Higher</text:p>
          </table:table-cell>
          <table:table-cell table:style-name="Table7.A1" office:value-type="string">
            <text:p text:style-name="P14">Lower</text:p>
          </table:table-cell>
        </table:table-row>
      </table:table>
      <text:p text:style-name="P16"/>
      <text:p text:style-name="P16"/>
      <text:h text:style-name="P17" text:outline-level="2">lia Code Example (Flux.jl)</text:h>
      <text:p text:style-name="P22">Here is how you would define a Bi-GRU for the UCI promoter task:</text:p>
      <text:p text:style-name="P64">Julia</text:p>
      <text:p text:style-name="Preformatted_20_Text"><text:span text:style-name="Source_20_Text"><text:span text:style-name="T3">using Flux</text:span></text:span></text:p>
      <text:p text:style-name="P65"/>
      <text:p text:style-name="Preformatted_20_Text"><text:span text:style-name="Source_20_Text"><text:span text:style-name="T3"># Define the Bi-GRU model</text:span></text:span></text:p>
      <text:p text:style-name="Preformatted_20_Text"><text:span text:style-name="Source_20_Text"><text:span text:style-name="T3"># Input: 4 (one-hot bases), Hidden size: 32</text:span></text:span></text:p>
      <text:p text:style-name="Preformatted_20_Text"><text:span text:style-name="Source_20_Text"><text:span text:style-name="T3">model = Chain(</text:span></text:span></text:p>
      <text:p text:style-name="Preformatted_20_Text"><text:span text:style-name="Source_20_Text"><text:span text:style-name="T3"><text:s text:c="4"/># Bi-directional layer: wraps the GRU</text:span></text:span></text:p>
      <text:p text:style-name="Preformatted_20_Text"><text:span text:style-name="Source_20_Text"><text:span text:style-name="T3"><text:s text:c="4"/>Bidirectional(GRU(4 =&gt; 32)), </text:span></text:span></text:p>
      <text:p text:style-name="Preformatted_20_Text"><text:span text:style-name="Source_20_Text"><text:span text:style-name="T3"><text:s text:c="4"/># Flatten the sequence output</text:span></text:span></text:p>
      <text:p text:style-name="Preformatted_20_Text"><text:span text:style-name="Source_20_Text"><text:span text:style-name="T3"><text:s text:c="4"/>Flux.flatten,</text:span></text:span></text:p>
      <text:p text:style-name="Preformatted_20_Text"><text:span text:style-name="Source_20_Text"><text:span text:style-name="T3"><text:s text:c="4"/># Map the hidden states to a single classification probability</text:span></text:span></text:p>
      <text:p text:style-name="Preformatted_20_Text"><text:span text:style-name="Source_20_Text"><text:span text:style-name="T3"><text:s text:c="4"/>Dense(32 * 2 * 57 =&gt; 1, sigmoid)</text:span></text:span></text:p>
      <text:p text:style-name="Preformatted_20_Text"><text:soft-page-break/><text:span text:style-name="Source_20_Text"><text:span text:style-name="T3">)</text:span></text:span></text:p>
      <text:p text:style-name="P65"/>
      <text:p text:style-name="Preformatted_20_Text"><text:span text:style-name="Source_20_Text"><text:span text:style-name="T3"># Example input: (4 bases, 57 length, 1 batch)</text:span></text:span></text:p>
      <text:p text:style-name="Preformatted_20_Text"><text:span text:style-name="Source_20_Text"><text:span text:style-name="T3">input_data = rand(Float32, 4, 57, 1)</text:span></text:span></text:p>
      <text:p text:style-name="P66"><text:span text:style-name="Source_20_Text"><text:span text:style-name="T3">prediction = model(input_data)</text:span></text:span></text:p>
      <text:h text:style-name="P67" text:outline-level="3">Why use GRU here?</text:h>
      <text:p text:style-name="P22">Because the UCI dataset only has <text:span text:style-name="T1">53 positive examples</text:span>, a complex model like a Transformer or a large LSTM will often simply "memorize" the strings (overfit) rather than learning the biology. The <text:span text:style-name="T1">GRU</text:span> provides the "Goldilocks" level of complexity—powerful enough to learn the sequence grammar, but simple enough to generalize to new, unseen DNA.</text:p>
      <text:p text:style-name="P16"/>
      <text:p text:style-name="P16"/>
      <text:p text:style-name="P22">Visualizing the inner workings of a GRU provides a "heat map" of biological importance. By looking at the <text:span text:style-name="T1">Update Gate</text:span> ($z_t$), you can see exactly when the model decides to stop ignoring "junk DNA" and start committing a sequence to its long-term memory.</text:p>
      <text:h text:style-name="P68" text:outline-level="3">1. Visualizing the Update Gate ($z_t$)</text:h>
      <text:p text:style-name="P1">The Update Gate outputs a value between 0 and 1 for every nucleotide in the 57bp sequence.</text:p>
      <text:list text:style-name="L34">
        <text:list-item>
          <text:p text:style-name="P69"><text:span text:style-name="T1">Near 0:</text:span> The model "skips" the current nucleotide, keeping its previous memory unchanged.</text:p>
        </text:list-item>
        <text:list-item>
          <text:p text:style-name="P69"><text:span text:style-name="T1">Near 1:</text:span> The model "updates" its memory with the current nucleotide's information.</text:p>
        </text:list-item>
      </text:list>
      <text:p text:style-name="P1">When you visualize this for the UCI Promoter dataset, you will typically see <text:span text:style-name="T1">activation peaks</text:span> at:</text:p>
      <text:list text:style-name="L35">
        <text:list-item>
          <text:p text:style-name="P70"><text:span text:style-name="T1">Position ~10-15:</text:span> The model "records" the -35 box (TTGACA).</text:p>
        </text:list-item>
        <text:list-item>
          <text:p text:style-name="P70"><text:span text:style-name="T1">Position ~40-45:</text:span> The model "records" the -10 box (TATAAT).</text:p>
        </text:list-item>
        <text:list-item>
          <text:p text:style-name="P70"><text:span text:style-name="T1">The Spacer:</text:span> Between these peaks, the update gate often drops, signifying that the model has identified the specific "gap" needed for the promoter to function.</text:p>
        </text:list-item>
      </text:list>
      <text:h text:style-name="P4" text:outline-level="3">2. Saliency Maps: Finding the "Drivers"</text:h>
      <text:p text:style-name="P1">To see which specific base (A, C, G, or T) at a specific position was most responsible for the "Promoter" classification, we use <text:span text:style-name="T1">Saliency Maps</text:span>. This involves calculating the gradient of the prediction with respect to the input.</text:p>
      <text:p text:style-name="P1">In a 57bp promoter:</text:p>
      <text:list text:style-name="L36">
        <text:list-item>
          <text:p text:style-name="P71">The map will show <text:span text:style-name="T1">high-intensity spikes</text:span> on the 'T' and 'A' bases of the TATA-box.</text:p>
        </text:list-item>
        <text:list-item>
          <text:p text:style-name="P72"><text:span text:style-name="T3">If you "digitally mutate" one of these high-saliency bases (e.g., change the </text:span><text:span text:style-name="Source_20_Text"><text:span text:style-name="T3">T</text:span></text:span><text:span text:style-name="T3"> in </text:span><text:span text:style-name="Source_20_Text"><text:span text:style-name="T3">TATA</text:span></text:span><text:span text:style-name="T3"> to a </text:span><text:span text:style-name="Source_20_Text"><text:span text:style-name="T3">G</text:span></text:span><text:span text:style-name="T3">), you can watch the model's confidence score drop in real-time.</text:span></text:p>
        </text:list-item>
      </text:list>
      <text:h text:style-name="P4" text:outline-level="3">3. Hidden State Trajectories</text:h>
      <text:p text:style-name="P1">If we treat the hidden state $h_t$ as a vector in space, we can plot its "trajectory" as the GRU reads the 57bp string.</text:p>
      <text:list text:style-name="L37">
        <text:list-item>
          <text:p text:style-name="P73"><text:span text:style-name="T1">Promoters:</text:span> Follow a specific path or "orbit" through the hidden space, ending in a "Promoter Zone."</text:p>
        </text:list-item>
        <text:list-item>
          <text:p text:style-name="P73"><text:span text:style-name="T1">Non-Promoters:</text:span> Drift randomly or end up in a different region of the vector space.</text:p>
        </text:list-item>
      </text:list>
      <text:p text:style-name="P2"/>
      <text:h text:style-name="P4" text:outline-level="3">Summary of Interpretability</text:h>
      <table:table table:name="Table8" table:style-name="Table8">
        <table:table-column table:style-name="Table8.A"/>
        <table:table-column table:style-name="Table8.B"/>
        <table:table-header-rows>
          <table:table-row>
            <table:table-cell table:style-name="Table8.A1" office:value-type="string">
              <text:p text:style-name="P12"><text:span text:style-name="Strong_20_Emphasis"><text:span text:style-name="T3">Visualization Tool</text:span></text:span></text:p>
            </table:table-cell>
            <table:table-cell table:style-name="Table8.A1" office:value-type="string">
              <text:p text:style-name="P12"><text:span text:style-name="Strong_20_Emphasis"><text:span text:style-name="T3">Biological Question Answered</text:span></text:span></text:p>
            </table:table-cell>
          </table:table-row>
        </table:table-header-rows>
        <table:table-row>
          <table:table-cell table:style-name="Table8.A1" office:value-type="string">
            <text:p text:style-name="P13">Update Gate Plot</text:p>
          </table:table-cell>
          <table:table-cell table:style-name="Table8.A1" office:value-type="string">
            <text:p text:style-name="P14">Where are the functional motifs located?</text:p>
          </table:table-cell>
        </table:table-row>
        <table:table-row>
          <table:table-cell table:style-name="Table8.A1" office:value-type="string">
            <text:p text:style-name="P13">Saliency Map</text:p>
          </table:table-cell>
          <table:table-cell table:style-name="Table8.A1" office:value-type="string">
            <text:p text:style-name="P14">Which specific nucleotide is the most critical?</text:p>
          </table:table-cell>
        </table:table-row>
        <table:table-row>
          <table:table-cell table:style-name="Table8.A1" office:value-type="string">
            <text:p text:style-name="P13">Hidden State PCA</text:p>
          </table:table-cell>
          <table:table-cell table:style-name="Table8.A1" office:value-type="string">
            <text:p text:style-name="P14">How does the model distinguish "Promoter" vs "Non-Promoter" globally?</text:p>
          </table:table-cell>
        </table:table-row>
        <table:table-row>
          <table:table-cell table:style-name="Table8.A1" office:value-type="string">
            <text:p text:style-name="P13">In-silico Mutagenesis</text:p>
          </table:table-cell>
          <table:table-cell table:style-name="Table8.A1" office:value-type="string">
            <text:p text:style-name="P14">What happens to the function if I change this base?</text:p>
          </table:table-cell>
        </table:table-row>
      </table:table>
      <text:h text:style-name="P4" text:outline-level="3">Next Step</text:h>
      <text:p text:style-name="P1">This concludes our deep dive into the 6 major architectures (<text:span text:style-name="T1">CNN, GAN, Transformer, Normalizing Flow, LSTM, and GRU</text:span>) for genomic data.</text:p>
      <text:p text:style-name="P16"/>
      <text:p text:style-name="P16"/>
      <text:p text:style-name="P16"/>
      <text:p text:style-name="P22">In the context of the UCI Promoter dataset, <text:span text:style-name="T1">Diffusion Models</text:span> represent the current state-of-the-art in generative genomics. Unlike GANs, which rely on a high-stakes "competition" between two models, Diffusion models use a stable, iterative process inspired by thermodynamics to transform random noise into functional DNA.</text:p>
      <text:p text:style-name="P2"><text:soft-page-break/></text:p>
      <text:h text:style-name="P3" text:outline-level="2">1. The Core Concept: Forward and Reverse Diffusion</text:h>
      <text:p text:style-name="P1">Diffusion models operate on the principle of <text:span text:style-name="T1">Iterative Denoising</text:span>. For the 57bp promoter sequences, the process is split into two distinct phases:</text:p>
      <text:h text:style-name="P4" text:outline-level="3">Phase 1: The Forward Process (Adding Noise)</text:h>
      <text:p text:style-name="P1">We take a real promoter sequence (e.g., the UCI sequence with its -10 and -35 motifs) and gradually add Gaussian noise over a series of $T$ timesteps (typically $T=1000$).</text:p>
      <text:list text:style-name="L38">
        <text:list-item>
          <text:p text:style-name="P74">By the final step $T$, the biological signal is completely destroyed, leaving only a 2D matrix of random "white noise."</text:p>
        </text:list-item>
        <text:list-item>
          <text:p text:style-name="P74">This phase is non-learnable; it is a fixed mathematical degradation of the DNA structure.</text:p>
        </text:list-item>
      </text:list>
      <text:h text:style-name="P4" text:outline-level="3">Phase 2: The Reverse Process (Learning to Denoise)</text:h>
      <text:p text:style-name="P1">The model (usually a <text:span text:style-name="T1">U-Net</text:span> or a <text:span text:style-name="T1">Transformer</text:span>) is trained to perform the miracle: looking at a noisy, scrambled DNA sequence and predicting exactly how much noise was added.</text:p>
      <text:list text:style-name="L39">
        <text:list-item>
          <text:p text:style-name="P75"><text:span text:style-name="T1">Goal:</text:span> The model learns a "denoising function" $f_{\theta}(x_t, t)$.</text:p>
        </text:list-item>
        <text:list-item>
          <text:p text:style-name="P75"><text:span text:style-name="T1">Result:</text:span> By iteratively applying this function, the model can start with pure noise and "distill" it into a highly structured 57bp sequence that contains valid biological motifs.</text:p>
        </text:list-item>
      </text:list>
      <text:p text:style-name="P2"/>
      <text:h text:style-name="P3" text:outline-level="2">2. Discrete vs. Continuous Diffusion for DNA</text:h>
      <text:p text:style-name="P1">Because DNA is categorical ($a, c, g, t$), standard Gaussian diffusion (designed for images) can be tricky. Researchers use two main workarounds for the UCI dataset:</text:p>
      <text:list text:style-name="L40">
        <text:list-item>
          <text:p text:style-name="P76"><text:span text:style-name="T1">Continuous Latent Diffusion:</text:span> The discrete DNA is first compressed into a continuous vector space using a <text:span text:style-name="T1">Variational Autoencoder (VAE)</text:span>. The diffusion process happens in this "hidden" space, and the result is decoded back into nucleotides at the end.</text:p>
        </text:list-item>
        <text:list-item>
          <text:p text:style-name="P77"><text:span text:style-name="T4">Discrete (Masked) Diffusion:</text:span><text:span text:style-name="T3"> Instead of adding Gaussian noise, the model "masks" random nucleotides (replacing them with an </text:span><text:span text:style-name="Source_20_Text"><text:span text:style-name="T3">[MASK]</text:span></text:span><text:span text:style-name="T3"> token). The model then learns to "fill in the blanks" until the entire 57bp sequence is reconstructed.</text:span></text:p>
        </text:list-item>
      </text:list>
      <text:p text:style-name="P2"/>
      <text:h text:style-name="P3" text:outline-level="2">3. Why Diffusion is Superior for Genomic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text:span text:style-name="Strong_20_Emphasis"><text:span text:style-name="T3">Feature</text:span></text:span></text:p>
            </table:table-cell>
            <table:table-cell table:style-name="Table9.A1" office:value-type="string">
              <text:p text:style-name="P12"><text:span text:style-name="Strong_20_Emphasis"><text:span text:style-name="T3">GANs</text:span></text:span></text:p>
            </table:table-cell>
            <table:table-cell table:style-name="Table9.A1" office:value-type="string">
              <text:p text:style-name="P12"><text:span text:style-name="Strong_20_Emphasis"><text:span text:style-name="T3">Diffusion Models</text:span></text:span></text:p>
            </table:table-cell>
          </table:table-row>
        </table:table-header-rows>
        <table:table-row>
          <table:table-cell table:style-name="Table9.A1" office:value-type="string">
            <text:p text:style-name="P13">Stability</text:p>
          </table:table-cell>
          <table:table-cell table:style-name="Table9.A1" office:value-type="string">
            <text:p text:style-name="P14">Unstable (Mode Collapse)</text:p>
          </table:table-cell>
          <table:table-cell table:style-name="Table9.A1" office:value-type="string">
            <text:p text:style-name="P14">Highly Stable (Reliable training)</text:p>
          </table:table-cell>
        </table:table-row>
        <table:table-row>
          <table:table-cell table:style-name="Table9.A1" office:value-type="string">
            <text:p text:style-name="P13">Diversity</text:p>
          </table:table-cell>
          <table:table-cell table:style-name="Table9.A1" office:value-type="string">
            <text:p text:style-name="P14">Low (Repeats same "best" sequence)</text:p>
          </table:table-cell>
          <table:table-cell table:style-name="Table9.A1" office:value-type="string">
            <text:p text:style-name="P14">High (Generates wide variety of promoters)</text:p>
          </table:table-cell>
        </table:table-row>
        <table:table-row>
          <table:table-cell table:style-name="Table9.A1" office:value-type="string">
            <text:p text:style-name="P13">Control</text:p>
          </table:table-cell>
          <table:table-cell table:style-name="Table9.A1" office:value-type="string">
            <text:p text:style-name="P14">Hard to guide</text:p>
          </table:table-cell>
          <table:table-cell table:style-name="Table9.A1" office:value-type="string">
            <text:p text:style-name="P14">Easy to "condition" with external labels</text:p>
          </table:table-cell>
        </table:table-row>
        <table:table-row>
          <table:table-cell table:style-name="Table9.A1" office:value-type="string">
            <text:p text:style-name="P13">Math</text:p>
          </table:table-cell>
          <table:table-cell table:style-name="Table9.A1" office:value-type="string">
            <text:p text:style-name="P14">Game Theory</text:p>
          </table:table-cell>
          <table:table-cell table:style-name="Table9.A1" office:value-type="string">
            <text:p text:style-name="P14">Probability &amp; Stochastic Calculus</text:p>
          </table:table-cell>
        </table:table-row>
      </table:table>
      <text:h text:style-name="P4" text:outline-level="3">The "Mode Collapse" Solution</text:h>
      <text:p text:style-name="P1">On small datasets like the 106 sequences in the UCI set, a GAN often fails because it only learns to replicate the single "strongest" promoter. Diffusion models are mathematically forced to learn the <text:span text:style-name="T2">entire</text:span> distribution, ensuring that the generated synthetic promoters are as diverse as the real ones found in nature.</text:p>
      <text:p text:style-name="P2"/>
      <text:h text:style-name="P3" text:outline-level="2">4. Evaluating Diffusion Quality</text:h>
      <text:p text:style-name="P1">To judge if the Diffusion model has actually "learned" the biology of the UCI dataset, researchers look for:</text:p>
      <text:list text:style-name="L41">
        <text:list-item>
          <text:p text:style-name="P78"><text:span text:style-name="T4">Motif Recovery:</text:span><text:span text:style-name="T3"> Does the denoised sequence contain a </text:span><text:span text:style-name="Source_20_Text"><text:span text:style-name="T3">TATAAT</text:span></text:span><text:span text:style-name="T3"> at the correct location?</text:span></text:p>
        </text:list-item>
        <text:list-item>
          <text:p text:style-name="P79"><text:span text:style-name="T1">Frechet DNA Distance (FDD):</text:span> A statistical measure of how close the generated "population" of DNA is to the real UCI population.</text:p>
        </text:list-item>
        <text:list-item>
          <text:p text:style-name="P79"><text:span text:style-name="T1">Oracle Precision:</text:span> If we give the synthetic DNA to a pre-trained CNN, does the CNN "believe" it is a real promoter?</text:p>
        </text:list-item>
      </text:list>
      <text:p text:style-name="P2"/>
      <text:h text:style-name="P3" text:outline-level="2">5. Applications: Designing the Future</text:h>
      <text:p text:style-name="P1">The ultimate value of Diffusion models in this dataset is <text:span text:style-name="T1">Conditioning</text:span>. We can train a "Guided Diffusion" model where we tell the AI: <text:span text:style-name="T2">"Generate a 57bp sequence that is a promoter, but make it 50% stronger than any sequence in the UCI training set."</text:span></text:p>
      <text:p text:style-name="P1"><text:soft-page-break/>By navigating the learned "DNA landscape," the Diffusion model can find rare, high-performance sequences that evolution hasn't discovered yet.</text:p>
      <text:p text:style-name="P16"/>
      <text:p text:style-name="P22">In Diffusion Models for genomics, the <text:span text:style-name="T1">U-Net</text:span> acts as the "brain" that guides the reverse diffusion process. While the version used for images (like Stable Diffusion) processes pixels in 2D, the genomic version is adapted into a <text:span text:style-name="T1">1D Denoising U-Net</text:span> to handle the sequential nature of DNA.</text:p>
      <text:h text:style-name="P4" text:outline-level="3">1. Architectural Adaptation: 1D vs. 2D</text:h>
      <text:p text:style-name="P1">The primary difference lies in the dimensionality of the operations. For the 57bp UCI dataset:</text:p>
      <text:list text:style-name="L42">
        <text:list-item>
          <text:p text:style-name="P80"><text:span text:style-name="T1">Input Shape:</text:span> Instead of a $(H, W, 3)$ image, the input is a $(57, 4)$ matrix (Length $\times$ Channels).</text:p>
        </text:list-item>
        <text:list-item>
          <text:p text:style-name="P81"><text:span text:style-name="T4">1D Convolutions:</text:span><text:span text:style-name="T3"> The model uses </text:span><text:span text:style-name="Source_20_Text"><text:span text:style-name="T3">Conv1d</text:span></text:span><text:span text:style-name="T3"> layers. These filters scan only along the length of the DNA, looking for motifs like the TATA-box, rather than scanning height and width for edges.</text:span></text:p>
        </text:list-item>
        <text:list-item>
          <text:p text:style-name="P80"><text:span text:style-name="T1">Temporal Conditioning:</text:span> Since the model must denoise differently depending on how much noise is present, it takes a <text:span text:style-name="T1">Time-step Embedding</text:span> ($t$) as an additional input, which is injected into the bottleneck of the U-Net.</text:p>
        </text:list-item>
      </text:list>
      <text:h text:style-name="P4" text:outline-level="3">2. The Bottleneck and Skip Connections</text:h>
      <text:p text:style-name="P1">The "U" shape of the architecture is critical for capturing biological structure:</text:p>
      <text:list text:style-name="L43">
        <text:list-item>
          <text:p text:style-name="P82"><text:span text:style-name="T1">The Encoder (Downsampling):</text:span> The network progressively reduces the sequence length (from 57 to 28, then 14) while increasing the number of feature channels. This forces the model to compress the "low-level" bases into "high-level" biological concepts.</text:p>
        </text:list-item>
        <text:list-item>
          <text:p text:style-name="P82"><text:span text:style-name="T1">The Bottleneck:</text:span> At the deepest level, the model sees a very compressed representation of the sequence. This is where it understands the global context—for example, that a promoter needs both a start and an end signal.</text:p>
        </text:list-item>
        <text:list-item>
          <text:p text:style-name="P82"><text:span text:style-name="T1">The Decoder (Upsampling) + Skip Connections:</text:span> As the model reconstructs the sequence back to 57bp, it uses <text:span text:style-name="T1">Skip Connections</text:span> to copy fine-grained details directly from the encoder. This ensures that even though the model is thinking about "global" promoter structure, it doesn't lose the "local" precision of specific nucleotide positions.</text:p>
        </text:list-item>
      </text:list>
      <text:h text:style-name="P4" text:outline-level="3">3. Diffusion Training Objective: Noise Prediction</text:h>
      <text:p text:style-name="P1">Instead of trying to generate the DNA directly, the U-Net is trained to solve a simpler task: <text:span text:style-name="T1">Predict the Noise.</text:span></text:p>
      <text:list text:style-name="L44">
        <text:list-item>
          <text:p text:style-name="P83"><text:span text:style-name="T1">Input:</text:span> A noisy sequence $x_t$ and the current time-step $t$.</text:p>
        </text:list-item>
        <text:list-item>
          <text:p text:style-name="P83"><text:span text:style-name="T1">Output:</text:span> A predicted noise map $\epsilon_\theta$.</text:p>
        </text:list-item>
        <text:list-item>
          <text:p text:style-name="P83"><text:span text:style-name="T1">Loss:</text:span> The difference between the <text:span text:style-name="T2">actual</text:span> noise added to the DNA and the <text:span text:style-name="T2">predicted</text:span> noise.</text:p>
        </text:list-item>
      </text:list>
      <text:h text:style-name="P4" text:outline-level="3">Summary Compariso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text:span text:style-name="Strong_20_Emphasis"><text:span text:style-name="T3">Component</text:span></text:span></text:p>
            </table:table-cell>
            <table:table-cell table:style-name="Table10.A1" office:value-type="string">
              <text:p text:style-name="P12"><text:span text:style-name="Strong_20_Emphasis"><text:span text:style-name="T3">Image Diffusion (2D)</text:span></text:span></text:p>
            </table:table-cell>
            <table:table-cell table:style-name="Table10.A1" office:value-type="string">
              <text:p text:style-name="P12"><text:span text:style-name="Strong_20_Emphasis"><text:span text:style-name="T3">Genomic Diffusion (1D)</text:span></text:span></text:p>
            </table:table-cell>
          </table:table-row>
        </table:table-header-rows>
        <table:table-row>
          <table:table-cell table:style-name="Table10.A1" office:value-type="string">
            <text:p text:style-name="P13">Basic Unit</text:p>
          </table:table-cell>
          <table:table-cell table:style-name="Table10.A1" office:value-type="string">
            <text:p text:style-name="P14">Pixel ($RGB$)</text:p>
          </table:table-cell>
          <table:table-cell table:style-name="Table10.A1" office:value-type="string">
            <text:p text:style-name="P14">Nucleotide ($A, C, G, T$)</text:p>
          </table:table-cell>
        </table:table-row>
        <table:table-row>
          <table:table-cell table:style-name="Table10.A1" office:value-type="string">
            <text:p text:style-name="P13">Convolution</text:p>
          </table:table-cell>
          <table:table-cell table:style-name="Table10.A1" office:value-type="string">
            <text:p text:style-name="P84"><text:span text:style-name="Source_20_Text"><text:span text:style-name="T3">Conv2d</text:span></text:span><text:span text:style-name="T3"> (Height/Width)</text:span></text:p>
          </table:table-cell>
          <table:table-cell table:style-name="Table10.A1" office:value-type="string">
            <text:p text:style-name="P84"><text:span text:style-name="Source_20_Text"><text:span text:style-name="T3">Conv1d</text:span></text:span><text:span text:style-name="T3"> (Sequence Length)</text:span></text:p>
          </table:table-cell>
        </table:table-row>
        <table:table-row>
          <table:table-cell table:style-name="Table10.A1" office:value-type="string">
            <text:p text:style-name="P13">Receptive Field</text:p>
          </table:table-cell>
          <table:table-cell table:style-name="Table10.A1" office:value-type="string">
            <text:p text:style-name="P14">Visual shapes/textures</text:p>
          </table:table-cell>
          <table:table-cell table:style-name="Table10.A1" office:value-type="string">
            <text:p text:style-name="P14">Biological motifs/spacers</text:p>
          </table:table-cell>
        </table:table-row>
        <table:table-row>
          <table:table-cell table:style-name="Table10.A1" office:value-type="string">
            <text:p text:style-name="P13">Skip Connections</text:p>
          </table:table-cell>
          <table:table-cell table:style-name="Table10.A1" office:value-type="string">
            <text:p text:style-name="P14">Preserve edges/color</text:p>
          </table:table-cell>
          <table:table-cell table:style-name="Table10.A1" office:value-type="string">
            <text:p text:style-name="P14">Preserve specific base positions</text:p>
          </table:table-cell>
        </table:table-row>
      </table:table>
      <text:p text:style-name="P16"/>
      <text:p text:style-name="P16"/>
      <text:p text:style-name="P16"/>
      <text:p text:style-name="P22">A <text:span text:style-name="T1">Multi-Layer Perceptron (MLP)</text:span>, often referred to as a "vanilla" neural network, is the foundational feed-forward architecture. For the UCI Promoter dataset, an MLP treats the 57bp DNA sequence as a flattened vector of features, attempting to learn a non-linear mapping between nucleotide patterns and the "Promoter" or "Non-Promoter" label.</text:p>
      <text:p text:style-name="P2"/>
      <text:h text:style-name="P3" text:outline-level="2">1. Data Representation: The "Flattened" Input</text:h>
      <text:p text:style-name="P1">Unlike a CNN (which views DNA as a 2D image) or an RNN (which views it as a time series), the MLP requires a fixed-size vector.</text:p>
      <text:list text:style-name="L45">
        <text:list-item>
          <text:p text:style-name="P85"><text:span text:style-name="T1">Input Layer:</text:span> Each of the 57 positions is one-hot encoded (4 bits per position).</text:p>
        </text:list-item>
        <text:list-item>
          <text:p text:style-name="P85"><text:span text:style-name="T1">Dimensionality:</text:span> This results in an input layer of $57 \times 4 = 228$ neurons.</text:p>
        </text:list-item>
        <text:list-item>
          <text:p text:style-name="P85"><text:span text:style-name="T1">Feature Independence:</text:span> Initially, the MLP treats every input as independent. It doesn't "know" that the 'A' at position 10 is chemically related to the 'T' at position 11 until it starts learning weights in the hidden layers.</text:p>
        </text:list-item>
      </text:list>
      <text:p text:style-name="P2"/>
      <text:h text:style-name="P3" text:outline-level="2"><text:soft-page-break/>2. Hidden Layers: Feature Interaction</text:h>
      <text:p text:style-name="P1">The power of the MLP lies in its hidden layers. Every neuron in the first hidden layer is connected to all 228 input features.</text:p>
      <text:list text:style-name="L46">
        <text:list-item>
          <text:p text:style-name="P86"><text:span text:style-name="T1">Linear Transformation:</text:span> Each neuron calculates a weighted sum of the inputs: $z = \sum (w_i x_i) + b$.</text:p>
        </text:list-item>
        <text:list-item>
          <text:p text:style-name="P86"><text:span text:style-name="T1">Non-linear Activation:</text:span> This sum is passed through an activation function like <text:span text:style-name="T1">ReLU</text:span> ($f(x) = \max(0, x)$).</text:p>
        </text:list-item>
        <text:list-item>
          <text:p text:style-name="P86"><text:span text:style-name="T1">Pattern Detection:</text:span> Through training, a single hidden neuron might learn to "fire" only if it detects high values for 'T' at position 40, 'A' at position 41, and 'T' at position 42. In this way, the hidden layers act as a <text:span text:style-name="T1">combinatorial logic gate</text:span> that detects biological motifs.</text:p>
        </text:list-item>
      </text:list>
      <text:p text:style-name="P2"/>
      <text:h text:style-name="P3" text:outline-level="2">3. The Output Layer: Classification</text:h>
      <text:p text:style-name="P1">For the UCI dataset, the final layer typically consists of 2 neurons (representing Promoter and Non-Promoter) or 1 neuron with a <text:span text:style-name="T1">Sigmoid</text:span> activation.</text:p>
      <text:list text:style-name="L47">
        <text:list-item>
          <text:p text:style-name="P87"><text:span text:style-name="T3">The network outputs a probability. For example, a score of </text:span><text:span text:style-name="Source_20_Text"><text:span text:style-name="T3">0.92</text:span></text:span><text:span text:style-name="T3"> suggests the network is 92% confident the 57bp string is a promoter.</text:span></text:p>
        </text:list-item>
      </text:list>
      <text:p text:style-name="P2"/>
      <text:h text:style-name="P3" text:outline-level="2">4. Strengths and Weaknesses for Genomics</text:h>
      <text:h text:style-name="P4" text:outline-level="3">Strengths:</text:h>
      <text:list text:style-name="L48">
        <text:list-item>
          <text:p text:style-name="P88"><text:span text:style-name="T1">Universal Approximation:</text:span> Mathematically, an MLP with enough hidden neurons can represent any biological function, no matter how complex the interaction between nucleotides.</text:p>
        </text:list-item>
        <text:list-item>
          <text:p text:style-name="P88"><text:span text:style-name="T1">Simplicity:</text:span> It is much easier to implement and faster to train than Transformers or Diffusion models.</text:p>
        </text:list-item>
      </text:list>
      <text:h text:style-name="P4" text:outline-level="3">Weaknesses:</text:h>
      <text:list text:style-name="L49">
        <text:list-item>
          <text:p text:style-name="P89"><text:span text:style-name="T1">Position Sensitivity:</text:span> MLPs lack "translation invariance." If a TATA-box shifts from position 10 to position 15, the MLP sees it as a completely new pattern and may fail to recognize it unless it has seen many examples of shifted motifs.</text:p>
        </text:list-item>
        <text:list-item>
          <text:p text:style-name="P89"><text:span text:style-name="T1">Overfitting:</text:span> Because it has so many connections (228 inputs $\times$ 128 hidden neurons = 29,184 weights), it can easily "memorize" the 106 sequences in the UCI dataset instead of learning general biological rules.</text:p>
        </text:list-item>
      </text:list>
      <text:p text:style-name="P2"/>
      <text:h text:style-name="P3" text:outline-level="2">5. MLP vs. Other Architectur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text:span text:style-name="Strong_20_Emphasis"><text:span text:style-name="T3">Feature</text:span></text:span></text:p>
            </table:table-cell>
            <table:table-cell table:style-name="Table11.A1" office:value-type="string">
              <text:p text:style-name="P12"><text:span text:style-name="Strong_20_Emphasis"><text:span text:style-name="T3">MLP</text:span></text:span></text:p>
            </table:table-cell>
            <table:table-cell table:style-name="Table11.A1" office:value-type="string">
              <text:p text:style-name="P12"><text:span text:style-name="Strong_20_Emphasis"><text:span text:style-name="T3">CNN</text:span></text:span></text:p>
            </table:table-cell>
            <table:table-cell table:style-name="Table11.A1" office:value-type="string">
              <text:p text:style-name="P12"><text:span text:style-name="Strong_20_Emphasis"><text:span text:style-name="T3">Transformer</text:span></text:span></text:p>
            </table:table-cell>
          </table:table-row>
        </table:table-header-rows>
        <table:table-row>
          <table:table-cell table:style-name="Table11.A1" office:value-type="string">
            <text:p text:style-name="P13">Spatial Awareness</text:p>
          </table:table-cell>
          <table:table-cell table:style-name="Table11.A1" office:value-type="string">
            <text:p text:style-name="P14">None (treats all inputs as separate)</text:p>
          </table:table-cell>
          <table:table-cell table:style-name="Table11.A1" office:value-type="string">
            <text:p text:style-name="P14">Local (scans for motifs)</text:p>
          </table:table-cell>
          <table:table-cell table:style-name="Table11.A1" office:value-type="string">
            <text:p text:style-name="P14">Global (looks at all relations)</text:p>
          </table:table-cell>
        </table:table-row>
        <table:table-row>
          <table:table-cell table:style-name="Table11.A1" office:value-type="string">
            <text:p text:style-name="P13">Parameter Efficiency</text:p>
          </table:table-cell>
          <table:table-cell table:style-name="Table11.A1" office:value-type="string">
            <text:p text:style-name="P14">Low (dense connections)</text:p>
          </table:table-cell>
          <table:table-cell table:style-name="Table11.A1" office:value-type="string">
            <text:p text:style-name="P14">High (weight sharing)</text:p>
          </table:table-cell>
          <table:table-cell table:style-name="Table11.A1" office:value-type="string">
            <text:p text:style-name="P14">Medium</text:p>
          </table:table-cell>
        </table:table-row>
        <table:table-row>
          <table:table-cell table:style-name="Table11.A1" office:value-type="string">
            <text:p text:style-name="P13">Best For</text:p>
          </table:table-cell>
          <table:table-cell table:style-name="Table11.A1" office:value-type="string">
            <text:p text:style-name="P14">Baseline testing</text:p>
          </table:table-cell>
          <table:table-cell table:style-name="Table11.A1" office:value-type="string">
            <text:p text:style-name="P14">Short, conserved motifs</text:p>
          </table:table-cell>
          <table:table-cell table:style-name="Table11.A1" office:value-type="string">
            <text:p text:style-name="P14">Long-range context</text:p>
          </table:table-cell>
        </table:table-row>
      </table:table>
      <text:p text:style-name="P2"/>
      <text:h text:style-name="P3" text:outline-level="2">6. Interpreting the MLP: Weight Analysis</text:h>
      <text:p text:style-name="P23"><text:span text:style-name="T3">We can peek into the MLP by visualizing the weights of the first hidden layer. This is called a </text:span><text:span text:style-name="T4">Weight Matrix Visualization</text:span><text:span text:style-name="T3">. If a specific hidden neuron has high weights for the one-hot bits corresponding to </text:span><text:span text:style-name="Source_20_Text"><text:span text:style-name="T3">T-A-T-A-A-T</text:span></text:span><text:span text:style-name="T3">, we can conclude that the MLP has successfully discovered the "Pribnow Box" motif.</text:span></text:p>
      <text:p text:style-name="P16"/>
      <text:p text:style-name="P16"/>
      <text:p text:style-name="P16"/>
      <text:p text:style-name="P22">Implementing <text:span text:style-name="T1">Dropout</text:span> is essential for an MLP dealing with a tiny dataset like the UCI Promoters. Because the model has thousands of parameters but only 106 examples, it will naturally try to "memorize" the noise in the training data rather than the biological signal.</text:p>
      <text:h text:style-name="P4" text:outline-level="3">1. How Dropout Works</text:h>
      <text:p text:style-name="P1">During each training step, Dropout randomly "shuts off" a percentage of neurons (e.g., 20% or 50%) in a hidden layer.</text:p>
      <text:list text:style-name="L50">
        <text:list-item>
          <text:p text:style-name="P90"><text:span text:style-name="T1">Forces Redundancy:</text:span> No single neuron can become solely responsible for identifying a promoter. The network must learn multiple, redundant paths to reach the same conclusion.</text:p>
        </text:list-item>
        <text:list-item>
          <text:p text:style-name="P90"><text:span text:style-name="T1">Simulates Ensemble Learning:</text:span> It effectively trains a slightly different "sub-network" every iteration. At test time, all neurons are active, creating a robust "consensus" prediction.</text:p>
        </text:list-item>
        <text:list-item>
          <text:p text:style-name="P90"><text:span text:style-name="T1">Biological Analogy:</text:span> Think of it like training a lab technician to identify a sequence using only 80% of the available equipment on any given day. They become much more versatile and less reliant on specific "quirks" of the machinery.</text:p>
        </text:list-item>
      </text:list>
      <text:p text:style-name="P2"><text:soft-page-break/></text:p>
      <text:h text:style-name="P4" text:outline-level="3">2. Julia Implementation (Flux.jl)</text:h>
      <text:p text:style-name="P23"><text:span text:style-name="T3">In Flux, you simply insert a </text:span><text:span text:style-name="Source_20_Text"><text:span text:style-name="T3">Dropout</text:span></text:span><text:span text:style-name="T3"> layer between your </text:span><text:span text:style-name="Source_20_Text"><text:span text:style-name="T3">Dense</text:span></text:span><text:span text:style-name="T3"> layers.</text:span></text:p>
      <text:p text:style-name="P1">Julia</text:p>
      <text:p text:style-name="P91"><text:span text:style-name="Source_20_Text"><text:span text:style-name="T3">using Flux</text:span></text:span></text:p>
      <text:p text:style-name="P92"/>
      <text:p text:style-name="P91"><text:span text:style-name="Source_20_Text"><text:span text:style-name="T3"># Defining an MLP with Dropout for the UCI Promoter dataset</text:span></text:span></text:p>
      <text:p text:style-name="P93"><text:span text:style-name="Source_20_Text"><text:span text:style-name="T3">model = Chain(</text:span></text:span></text:p>
      <text:p text:style-name="P91"><text:span text:style-name="Source_20_Text"><text:span text:style-name="T3"><text:s text:c="4"/># Input layer: 228 features</text:span></text:span></text:p>
      <text:p text:style-name="P91"><text:span text:style-name="Source_20_Text"><text:span text:style-name="T3"><text:s text:c="4"/>Dense(228, 128, relu),</text:span></text:span></text:p>
      <text:p text:style-name="P93"><text:span text:style-name="Source_20_Text"><text:span text:style-name="T3"><text:s text:c="4"/></text:span></text:span></text:p>
      <text:p text:style-name="P91"><text:span text:style-name="Source_20_Text"><text:span text:style-name="T3"><text:s text:c="4"/># Dropout layer: 30% of neurons are zeroed out during training</text:span></text:span></text:p>
      <text:p text:style-name="P91"><text:span text:style-name="Source_20_Text"><text:span text:style-name="T3"><text:s text:c="4"/>Dropout(0.3), </text:span></text:span></text:p>
      <text:p text:style-name="P93"><text:span text:style-name="Source_20_Text"><text:span text:style-name="T3"><text:s text:c="4"/></text:span></text:span></text:p>
      <text:p text:style-name="P91"><text:span text:style-name="Source_20_Text"><text:span text:style-name="T3"><text:s text:c="4"/># Second hidden layer</text:span></text:span></text:p>
      <text:p text:style-name="P91"><text:span text:style-name="Source_20_Text"><text:span text:style-name="T3"><text:s text:c="4"/>Dense(128, 64, relu),</text:span></text:span></text:p>
      <text:p text:style-name="P93"><text:span text:style-name="Source_20_Text"><text:span text:style-name="T3"><text:s text:c="4"/></text:span></text:span></text:p>
      <text:p text:style-name="P91"><text:span text:style-name="Source_20_Text"><text:span text:style-name="T3"><text:s text:c="4"/># Final output layer (2 classes: Promoter vs Non-Promoter)</text:span></text:span></text:p>
      <text:p text:style-name="P91"><text:span text:style-name="Source_20_Text"><text:span text:style-name="T3"><text:s text:c="4"/>Dense(64, 2)</text:span></text:span></text:p>
      <text:p text:style-name="P93"><text:span text:style-name="Source_20_Text"><text:span text:style-name="T3">)</text:span></text:span></text:p>
      <text:p text:style-name="P92"/>
      <text:p text:style-name="P91"><text:span text:style-name="Source_20_Text"><text:span text:style-name="T3"># CRITICAL: When evaluating, put the model in 'test' mode </text:span></text:span></text:p>
      <text:p text:style-name="P91"><text:span text:style-name="Source_20_Text"><text:span text:style-name="T3"># so dropout is disabled!</text:span></text:span></text:p>
      <text:p text:style-name="P93"><text:span text:style-name="Source_20_Text"><text:span text:style-name="T3">testmode!(model)</text:span></text:span></text:p>
      <text:p text:style-name="P2"/>
      <text:h text:style-name="P4" text:outline-level="3">3. Impact on the Loss Curve</text:h>
      <text:p text:style-name="P1">Without Dropout, you typically see the <text:span text:style-name="T1">Training Loss</text:span> plummet to near zero while the <text:span text:style-name="T1">Validation Loss</text:span> starts to rise—a classic sign of overfitting. With Dropout, the training loss decreases more slowly, but the validation loss stays low, leading to a much higher <text:span text:style-name="T1">Final Accuracy</text:span> on unseen DNA.</text:p>
      <text:p text:style-name="P2"/>
      <text:h text:style-name="P4" text:outline-level="3">4. Summary: The MLP Performance Profile</text:h>
      <text:p text:style-name="P1">For the UCI dataset, an MLP with Dropout and a simple hidden structure (like 128-64 neurons) typically reaches <text:span text:style-name="T1">85–92% accuracy</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text:span text:style-name="Strong_20_Emphasis"><text:span text:style-name="T3">Technique</text:span></text:span></text:p>
            </table:table-cell>
            <table:table-cell table:style-name="Table12.A1" office:value-type="string">
              <text:p text:style-name="P12"><text:span text:style-name="Strong_20_Emphasis"><text:span text:style-name="T3">Purpose</text:span></text:span></text:p>
            </table:table-cell>
            <table:table-cell table:style-name="Table12.A1" office:value-type="string">
              <text:p text:style-name="P12"><text:span text:style-name="Strong_20_Emphasis"><text:span text:style-name="T3">Result for DNA</text:span></text:span></text:p>
            </table:table-cell>
          </table:table-row>
        </table:table-header-rows>
        <table:table-row>
          <table:table-cell table:style-name="Table12.A1" office:value-type="string">
            <text:p text:style-name="P13">Flattening</text:p>
          </table:table-cell>
          <table:table-cell table:style-name="Table12.A1" office:value-type="string">
            <text:p text:style-name="P14">Conform to MLP input</text:p>
          </table:table-cell>
          <table:table-cell table:style-name="Table12.A1" office:value-type="string">
            <text:p text:style-name="P14">Treats every base as a feature.</text:p>
          </table:table-cell>
        </table:table-row>
        <table:table-row>
          <table:table-cell table:style-name="Table12.A1" office:value-type="string">
            <text:p text:style-name="P13">ReLU</text:p>
          </table:table-cell>
          <table:table-cell table:style-name="Table12.A1" office:value-type="string">
            <text:p text:style-name="P14">Add Non-linearity</text:p>
          </table:table-cell>
          <table:table-cell table:style-name="Table12.A1" office:value-type="string">
            <text:p text:style-name="P14">Detects "AND/OR" logic in motifs.</text:p>
          </table:table-cell>
        </table:table-row>
        <table:table-row>
          <table:table-cell table:style-name="Table12.A1" office:value-type="string">
            <text:p text:style-name="P13">Dropout</text:p>
          </table:table-cell>
          <table:table-cell table:style-name="Table12.A1" office:value-type="string">
            <text:p text:style-name="P14">Regularization</text:p>
          </table:table-cell>
          <table:table-cell table:style-name="Table12.A1" office:value-type="string">
            <text:p text:style-name="P14">Prevents memorization of the 106 samples.</text:p>
          </table:table-cell>
        </table:table-row>
        <table:table-row>
          <table:table-cell table:style-name="Table12.A1" office:value-type="string">
            <text:p text:style-name="P13">Softmax</text:p>
          </table:table-cell>
          <table:table-cell table:style-name="Table12.A1" office:value-type="string">
            <text:p text:style-name="P14">Final Decision</text:p>
          </table:table-cell>
          <table:table-cell table:style-name="Table12.A1" office:value-type="string">
            <text:p text:style-name="P14">Probabilistic classification.</text:p>
          </table:table-cell>
        </table:table-row>
      </table:table>
      <text:p text:style-name="P16"/>
      <text:p text:style-name="P16"/>
      <text:p text:style-name="P16"/>
      <text:p text:style-name="P22">In the context of the UCI Promoter dataset, a <text:span text:style-name="T1">Support Vector Machine (SVM)</text:span> is a powerful non-probabilistic linear classifier. While deep learning models (like CNNs or Transformers) rely on millions of parameters and iterative "guessing," an SVM uses a rigorous mathematical foundation called <text:span text:style-name="T1">Convex Optimization</text:span> to find the single best way to separate two classes of DNA.</text:p>
      <text:p text:style-name="P2"/>
      <text:h text:style-name="P3" text:outline-level="2">1. The Geometry of DNA: The Hyperplane</text:h>
      <text:p text:style-name="P1">In an SVM, the 57bp DNA sequence (flattened into 228 numerical features) is treated as a single point in a high-dimensional space. The goal of the SVM is to find a <text:span text:style-name="T1">hyperplane</text:span> (a decision boundary) that separates the "Promoter" points from the "Non-Promoter" points.</text:p>
      <text:h text:style-name="P4" text:outline-level="3">The Maximum Margin</text:h>
      <text:p text:style-name="P1">Unlike other models that just find <text:span text:style-name="T2">any</text:span> line that separates the data, the SVM finds the line with the <text:span text:style-name="T1">maximum margin</text:span>. It positions itself as far as possible from the nearest data points of both classes. These closest points are known as the <text:span text:style-name="T1">Support Vectors</text:span>.</text:p>
      <text:p text:style-name="P2"/>
      <text:h text:style-name="P3" text:outline-level="2"><text:soft-page-break/>2. The Kernel Trick: Handling Non-linearity</text:h>
      <text:p text:style-name="P1">DNA motifs are rarely linearly separable. A simple line cannot always distinguish a promoter from a non-promoter because the biological "rules" (like the -10 and -35 boxes) are complex.</text:p>
      <text:p text:style-name="P1">SVMs solve this using the <text:span text:style-name="T1">Kernel Trick</text:span>. They project the 228-dimensional DNA data into a much higher (theoretically infinite) dimensional space where a linear separation becomes possible. For genomic data, the <text:span text:style-name="T1">Radial Basis Function (RBF)</text:span> kernel is the most popular choice because it can capture the non-linear "clumping" of DNA patterns.</text:p>
      <text:p text:style-name="P2"/>
      <text:h text:style-name="P3" text:outline-level="2">3. Why SVMs Excel on the UCI Dataset</text:h>
      <text:p text:style-name="P1">The UCI Promoter dataset is famously "wide and shallow" (many features, few samples). This is the exact environment where SVMs thrive:</text:p>
      <text:list text:style-name="L51">
        <text:list-item>
          <text:p text:style-name="P94"><text:span text:style-name="T1">Robustness to Overfitting:</text:span> By focusing only on the Support Vectors (the most difficult samples), the SVM ignores the "easy" samples and noise, making it less likely to overfit than an MLP or CNN.</text:p>
        </text:list-item>
        <text:list-item>
          <text:p text:style-name="P94"><text:span text:style-name="T1">Small Data King:</text:span> While a Transformer needs thousands of sequences to "learn" DNA, an SVM can reach peak performance with the 106 samples provided in the UCI set.</text:p>
        </text:list-item>
        <text:list-item>
          <text:p text:style-name="P94"><text:span text:style-name="T1">Global Optimum:</text:span> The training process is a quadratic programming problem. Unlike a GAN or a Diffusion model, which might get stuck in "local minima," the SVM is guaranteed to find the mathematically perfect solution for the given parameters.</text:p>
        </text:list-item>
      </text:list>
      <text:p text:style-name="P2"/>
      <text:h text:style-name="P3" text:outline-level="2">4. Feature Importance: The Weight Vector</text:h>
      <text:p text:style-name="P1">If you use a <text:span text:style-name="T1">Linear Kernel</text:span>, the SVM provides a weight for every one-hot encoded base.</text:p>
      <text:list text:style-name="L52">
        <text:list-item>
          <text:p text:style-name="P95">A high <text:span text:style-name="T1">positive weight</text:span> at Position 10 for the base 'T' means that having a 'T' there is a strong indicator of a promoter.</text:p>
        </text:list-item>
        <text:list-item>
          <text:p text:style-name="P95">A high <text:span text:style-name="T1">negative weight</text:span> acts as a "repeller."</text:p>
        </text:list-item>
      </text:list>
      <text:p text:style-name="P1">By visualizing these weights, you can recreate a <text:span text:style-name="T1">Sequence Logo</text:span> similar to what we discussed for CNN filters, allowing you to see which nucleotides the SVM considers most critical for gene expression.</text:p>
      <text:p text:style-name="P2"/>
      <text:h text:style-name="P3" text:outline-level="2">5. Summary: SVM vs. Deep Learning for DNA</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text:span text:style-name="Strong_20_Emphasis"><text:span text:style-name="T3">Feature</text:span></text:span></text:p>
            </table:table-cell>
            <table:table-cell table:style-name="Table13.A1" office:value-type="string">
              <text:p text:style-name="P12"><text:span text:style-name="Strong_20_Emphasis"><text:span text:style-name="T3">SVM</text:span></text:span></text:p>
            </table:table-cell>
            <table:table-cell table:style-name="Table13.A1" office:value-type="string">
              <text:p text:style-name="P12"><text:span text:style-name="Strong_20_Emphasis"><text:span text:style-name="T3">Deep Learning (CNN/MLP)</text:span></text:span></text:p>
            </table:table-cell>
          </table:table-row>
        </table:table-header-rows>
        <table:table-row>
          <table:table-cell table:style-name="Table13.A1" office:value-type="string">
            <text:p text:style-name="P13">Data Size</text:p>
          </table:table-cell>
          <table:table-cell table:style-name="Table13.A1" office:value-type="string">
            <text:p text:style-name="P14">Excellent for small data (n=106)</text:p>
          </table:table-cell>
          <table:table-cell table:style-name="Table13.A1" office:value-type="string">
            <text:p text:style-name="P14">Usually needs more data</text:p>
          </table:table-cell>
        </table:table-row>
        <table:table-row>
          <table:table-cell table:style-name="Table13.A1" office:value-type="string">
            <text:p text:style-name="P13">Training</text:p>
          </table:table-cell>
          <table:table-cell table:style-name="Table13.A1" office:value-type="string">
            <text:p text:style-name="P14">Deterministic (Convex)</text:p>
          </table:table-cell>
          <table:table-cell table:style-name="Table13.A1" office:value-type="string">
            <text:p text:style-name="P14">Stochastic (Iterative)</text:p>
          </table:table-cell>
        </table:table-row>
        <table:table-row>
          <table:table-cell table:style-name="Table13.A1" office:value-type="string">
            <text:p text:style-name="P13">Logic</text:p>
          </table:table-cell>
          <table:table-cell table:style-name="Table13.A1" office:value-type="string">
            <text:p text:style-name="P14">Geometric (Distance)</text:p>
          </table:table-cell>
          <table:table-cell table:style-name="Table13.A1" office:value-type="string">
            <text:p text:style-name="P14">Biological (Motif detection)</text:p>
          </table:table-cell>
        </table:table-row>
        <table:table-row>
          <table:table-cell table:style-name="Table13.A1" office:value-type="string">
            <text:p text:style-name="P13">Flexibility</text:p>
          </table:table-cell>
          <table:table-cell table:style-name="Table13.A1" office:value-type="string">
            <text:p text:style-name="P14">Limited to Classification</text:p>
          </table:table-cell>
          <table:table-cell table:style-name="Table13.A1" office:value-type="string">
            <text:p text:style-name="P14">Can be Generative (GAN/Diffusion)</text:p>
          </table:table-cell>
        </table:table-row>
      </table:table>
      <text:p text:style-name="P16"/>
      <text:p text:style-name="P22">To optimize an SVM, you must tune two critical hyperparameters: <text:span text:style-name="T1">C</text:span> (the penalty for misclassification) and <text:span text:style-name="T1">Gamma</text:span> (the reach of a single training example in the RBF kernel).</text:p>
      <text:p text:style-name="P1">In Julia, we use a "Grid Search" to test combinations of these values and select the one that yields the highest cross-validation accuracy.</text:p>
      <text:h text:style-name="P4" text:outline-level="3">1. The Logic of Grid Search</text:h>
      <text:list text:style-name="L53">
        <text:list-item>
          <text:p text:style-name="P96"><text:span text:style-name="T1">Cost (C):</text:span> Controls the trade-off between a smooth decision boundary and classifying training points correctly. High $C$ aims to classify all training points correctly (risking overfitting), while low $C$ allows for some misclassifications to achieve a simpler, more "general" boundary.</text:p>
        </text:list-item>
        <text:list-item>
          <text:p text:style-name="P96"><text:span text:style-name="T1">Gamma ($\gamma$):</text:span> Defines how far the influence of a single training example reaches. Low values mean "far," leading to a smoother boundary; high values mean "close," leading to a boundary that follows the data points very tightly.</text:p>
        </text:list-item>
      </text:list>
      <text:h text:style-name="P4" text:outline-level="3">2. Julia Implementation for Hyperparameter Tuning</text:h>
      <text:p text:style-name="P1">We will use a nested loop to sweep through potential values and find the "sweet spot" for the UCI dataset.</text:p>
      <text:p text:style-name="P1">Julia</text:p>
      <text:p text:style-name="P91"><text:span text:style-name="Source_20_Text"><text:span text:style-name="T3">using LIBSVM, Statistics</text:span></text:span></text:p>
      <text:p text:style-name="P92"/>
      <text:p text:style-name="P91"><text:span text:style-name="Source_20_Text"><text:span text:style-name="T3">function grid_search_svm(X_train, Y_train)</text:span></text:span></text:p>
      <text:p text:style-name="P91"><text:span text:style-name="Source_20_Text"><text:span text:style-name="T3"><text:s text:c="4"/># Define the search space</text:span></text:span></text:p>
      <text:p text:style-name="P91"><text:span text:style-name="Source_20_Text"><text:span text:style-name="T3"><text:s text:c="4"/>C_range = [0.1, 1.0, 10.0, 100.0]</text:span></text:span></text:p>
      <text:p text:style-name="P91"><text:soft-page-break/><text:span text:style-name="Source_20_Text"><text:span text:style-name="T3"><text:s text:c="4"/>gamma_range = [0.001, 0.01, 0.1, 1.0]</text:span></text:span></text:p>
      <text:p text:style-name="P93"><text:span text:style-name="Source_20_Text"><text:span text:style-name="T3"><text:s text:c="4"/></text:span></text:span></text:p>
      <text:p text:style-name="P91"><text:span text:style-name="Source_20_Text"><text:span text:style-name="T3"><text:s text:c="4"/>best_acc = 0.0</text:span></text:span></text:p>
      <text:p text:style-name="P91"><text:span text:style-name="Source_20_Text"><text:span text:style-name="T3"><text:s text:c="4"/>best_params = (C=0.0, gamma=0.0)</text:span></text:span></text:p>
      <text:p text:style-name="P92"/>
      <text:p text:style-name="P91"><text:span text:style-name="Source_20_Text"><text:span text:style-name="T3"><text:s text:c="4"/>println("Starting Grid Search...")</text:span></text:span></text:p>
      <text:p text:style-name="P91"><text:span text:style-name="Source_20_Text"><text:span text:style-name="T3"><text:s text:c="4"/>for c in C_range</text:span></text:span></text:p>
      <text:p text:style-name="P91"><text:span text:style-name="Source_20_Text"><text:span text:style-name="T3"><text:s text:c="8"/>for g in gamma_range</text:span></text:span></text:p>
      <text:p text:style-name="P91"><text:span text:style-name="Source_20_Text"><text:span text:style-name="T3"><text:s text:c="12"/># Train model with current parameters</text:span></text:span></text:p>
      <text:p text:style-name="P91"><text:span text:style-name="Source_20_Text"><text:span text:style-name="T3"><text:s text:c="12"/># LIBSVM uses 'cost' and 'gamma' keywords</text:span></text:span></text:p>
      <text:p text:style-name="P93"><text:span text:style-name="Source_20_Text"><text:span text:style-name="T3"><text:s text:c="12"/>model = svmtrain(X_train', Y_train; </text:span></text:span></text:p>
      <text:p text:style-name="P93"><text:span text:style-name="Source_20_Text"><text:span text:style-name="T3"><text:s text:c="29"/>kernel=LIBSVM.Kernel.RadialBasis, </text:span></text:span></text:p>
      <text:p text:style-name="P93"><text:span text:style-name="Source_20_Text"><text:span text:style-name="T3"><text:s text:c="29"/>cost=c, </text:span></text:span></text:p>
      <text:p text:style-name="P93"><text:span text:style-name="Source_20_Text"><text:span text:style-name="T3"><text:s text:c="29"/>gamma=g)</text:span></text:span></text:p>
      <text:p text:style-name="P93"><text:span text:style-name="Source_20_Text"><text:span text:style-name="T3"><text:s text:c="12"/></text:span></text:span></text:p>
      <text:p text:style-name="P91"><text:span text:style-name="Source_20_Text"><text:span text:style-name="T3"><text:s text:c="12"/># Simple internal validation (for a more robust approach, use K-fold)</text:span></text:span></text:p>
      <text:p text:style-name="P93"><text:span text:style-name="Source_20_Text"><text:span text:style-name="T3"><text:s text:c="12"/>Y_pred, _ = svmpredict(model, X_train')</text:span></text:span></text:p>
      <text:p text:style-name="P93"><text:span text:style-name="Source_20_Text"><text:span text:style-name="T3"><text:s text:c="12"/>acc = mean(Y_pred .== Y_train)</text:span></text:span></text:p>
      <text:p text:style-name="P93"><text:span text:style-name="Source_20_Text"><text:span text:style-name="T3"><text:s text:c="12"/></text:span></text:span></text:p>
      <text:p text:style-name="P91"><text:span text:style-name="Source_20_Text"><text:span text:style-name="T3"><text:s text:c="12"/>if acc &gt; best_acc</text:span></text:span></text:p>
      <text:p text:style-name="P93"><text:span text:style-name="Source_20_Text"><text:span text:style-name="T3"><text:s text:c="16"/>best_acc = acc</text:span></text:span></text:p>
      <text:p text:style-name="P93"><text:span text:style-name="Source_20_Text"><text:span text:style-name="T3"><text:s text:c="16"/>best_params = (C=c, gamma=g)</text:span></text:span></text:p>
      <text:p text:style-name="P91"><text:span text:style-name="Source_20_Text"><text:span text:style-name="T3"><text:s text:c="12"/>end</text:span></text:span></text:p>
      <text:p text:style-name="P91"><text:span text:style-name="Source_20_Text"><text:span text:style-name="T3"><text:s text:c="8"/>end</text:span></text:span></text:p>
      <text:p text:style-name="P91"><text:span text:style-name="Source_20_Text"><text:span text:style-name="T3"><text:s text:c="4"/>end</text:span></text:span></text:p>
      <text:p text:style-name="P93"><text:span text:style-name="Source_20_Text"><text:span text:style-name="T3"><text:s text:c="4"/></text:span></text:span></text:p>
      <text:p text:style-name="P91"><text:span text:style-name="Source_20_Text"><text:span text:style-name="T3"><text:s text:c="4"/>println("Best Parameters: C = $(best_params.C), Gamma = $(best_params.gamma)")</text:span></text:span></text:p>
      <text:p text:style-name="P91"><text:span text:style-name="Source_20_Text"><text:span text:style-name="T3"><text:s text:c="4"/>return best_params</text:span></text:span></text:p>
      <text:p text:style-name="P91"><text:span text:style-name="Source_20_Text"><text:span text:style-name="T3">end</text:span></text:span></text:p>
      <text:h text:style-name="P4" text:outline-level="3">3. Visualizing the Results: The Heatmap</text:h>
      <text:p text:style-name="P1">The output of a Grid Search is often visualized as a <text:span text:style-name="T1">Heatmap</text:span>. The x-axis represents Gamma, the y-axis represents C, and the color intensity represents accuracy.</text:p>
      <text:list text:style-name="L54">
        <text:list-item>
          <text:p text:style-name="P97"><text:span text:style-name="T1">The "Diagonal" Signal:</text:span> Usually, there is a diagonal ridge of high performance. If your best parameters are on the very edge of your grid (e.g., $C=100$), it’s a signal that you should extend your search range even further.</text:p>
        </text:list-item>
        <text:list-item>
          <text:p text:style-name="P97"><text:span text:style-name="T1">The Overfitting Zone:</text:span> High $C$ and high Gamma usually lead to 100% training accuracy but fail on the 26 test sequences because the boundary has "memorized" the 80 training samples.</text:p>
        </text:list-item>
      </text:list>
      <text:h text:style-name="P4" text:outline-level="3">Summary of SVM Strategy</text:h>
      <text:p text:style-name="P1">By the end of this process, the SVM usually achieves <text:span text:style-name="T1">90-94% accuracy</text:span> on the UCI dataset. It remains one of the most reliable models for this specific problem because it mathematically finds the "widest path" between the promoters and non-promoters, effectively ignoring the random genetic noise in the 57bp sequences.</text:p>
      <text:p text:style-name="P16"/>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2T14:43:56.743188800</meta:creation-date>
    <dc:date>2026-03-12T15:20:15.850825900</dc:date>
    <meta:editing-duration>PT20M24S</meta:editing-duration>
    <meta:editing-cycles>17</meta:editing-cycles>
    <meta:generator>LibreOffice/25.8.4.2$Windows_X86_64 LibreOffice_project/290daaa01b999472f0c7a3890eb6a550fd74c6df</meta:generator>
    <meta:document-statistic meta:table-count="13" meta:image-count="0" meta:object-count="0" meta:page-count="17" meta:paragraph-count="631" meta:word-count="7902" meta:character-count="49546" meta:non-whitespace-character-count="42038"/>
  </office:meta>
</office:document-meta>
</file>